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Thorndale" svg:font-family="Thorndale" style:font-family-generic="roman" style:font-pitch="variable"/>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Microsoft YaHei" svg:font-family="Microsoft YaHei" style:font-family-generic="swiss" style:font-pitch="variable" svg:panose-1="2 11 5 3 2 2 4 2 2 4"/>
    <style:font-face style:name="Albany" svg:font-family="Albany" style:font-family-generic="swiss" style:font-pitch="variable"/>
    <style:font-face style:name="sans-serif" svg:font-family="sans-serif" style:font-family-generic="swiss"/>
    <style:font-face style:name="Calibri" svg:font-family="Calibri" style:font-family-generic="swiss" style:font-pitch="variable" svg:panose-1="2 15 5 2 2 2 4 3 2 4"/>
    <style:font-face style:name="AngsanaUPC" svg:font-family="AngsanaUPC" style:font-family-generic="roman" style:font-pitch="variable" svg:panose-1="2 2 6 3 5 4 5 2 3 4"/>
    <style:font-face style:name="Constantia" svg:font-family="Constantia" style:font-family-generic="roman" style:font-pitch="variable" svg:panose-1="2 3 6 2 5 3 6 3 3 3"/>
    <style:font-face style:name="Cambria" svg:font-family="Cambria" style:font-family-generic="roman" style:font-pitch="variable" svg:panose-1="2 4 5 3 5 4 6 3 2 4"/>
  </office:font-face-decls>
  <office:automatic-styles>
    <text:list-style style:name="LFO1">
      <text:list-level-style-number text:level="1" style:num-format="">
        <style:list-level-properties text:space-before="0in" text:min-label-width="0.3in"/>
      </text:list-level-style-number>
      <text:list-level-style-number text:level="2" style:num-format="">
        <style:list-level-properties text:space-before="0in" text:min-label-width="0.4in"/>
      </text:list-level-style-number>
      <text:list-level-style-number text:level="3" style:num-format="">
        <style:list-level-properties text:space-before="0in" text:min-label-width="0.5in"/>
      </text:list-level-style-number>
      <text:list-level-style-number text:level="4" style:num-format="">
        <style:list-level-properties text:space-before="0in" text:min-label-width="0.6in"/>
      </text:list-level-style-number>
      <text:list-level-style-number text:level="5" style:num-format="">
        <style:list-level-properties text:space-before="0in" text:min-label-width="0.7in"/>
      </text:list-level-style-number>
      <text:list-level-style-number text:level="6" style:num-format="">
        <style:list-level-properties text:space-before="0in" text:min-label-width="0.8in"/>
      </text:list-level-style-number>
      <text:list-level-style-number text:level="7" style:num-format="">
        <style:list-level-properties text:space-before="0in" text:min-label-width="0.9in"/>
      </text:list-level-style-number>
      <text:list-level-style-number text:level="8" style:num-format="">
        <style:list-level-properties text:space-before="0in" text:min-label-width="1in"/>
      </text:list-level-style-number>
      <text:list-level-style-number text:level="9" style:num-format="">
        <style:list-level-properties text:space-before="0in" text:min-label-width="1.1in"/>
      </text:list-level-style-number>
    </text:list-style>
    <style:style style:name="P1" style:parent-style-name="term" style:master-page-name="MP0" style:family="paragraph">
      <style:paragraph-properties fo:break-before="page" fo:background-color="#E6E6FF"/>
    </style:style>
    <style:style style:name="T2" style:parent-style-name="Policepardéfaut" style:family="text">
      <style:text-properties fo:font-style="italic" style:font-style-asian="italic"/>
    </style:style>
    <style:style style:name="T3" style:parent-style-name="Policepardéfaut" style:family="text">
      <style:text-properties fo:font-style="italic" style:font-style-asian="italic"/>
    </style:style>
    <style:style style:name="T4" style:parent-style-name="Policepardéfaut" style:family="text">
      <style:text-properties fo:font-style="italic" style:font-style-asian="italic"/>
    </style:style>
    <style:style style:name="P5" style:parent-style-name="term" style:family="paragraph">
      <style:paragraph-properties fo:background-color="#E6E6FF"/>
      <style:text-properties fo:language="en" fo:country="US"/>
    </style:style>
    <style:style style:name="P6" style:parent-style-name="term" style:family="paragraph">
      <style:paragraph-properties fo:background-color="#E6E6FF"/>
    </style:style>
    <style:style style:name="P7" style:parent-style-name="term" style:family="paragraph">
      <style:paragraph-properties fo:background-color="#E6E6FF"/>
    </style:style>
    <style:style style:name="P8" style:parent-style-name="term" style:family="paragraph">
      <style:paragraph-properties fo:background-color="#E6E6FF"/>
      <style:text-properties fo:language="en" fo:country="US"/>
    </style:style>
    <style:style style:name="P9" style:parent-style-name="term" style:family="paragraph">
      <style:paragraph-properties fo:background-color="#E6E6FF"/>
      <style:text-properties fo:language="en" fo:country="US"/>
    </style:style>
    <style:style style:name="P10" style:parent-style-name="term" style:family="paragraph">
      <style:paragraph-properties fo:background-color="#E6E6FF"/>
    </style:style>
    <style:style style:name="T11" style:parent-style-name="Policepardéfaut" style:family="text">
      <style:text-properties fo:font-style="italic" style:font-style-asian="italic"/>
    </style:style>
    <style:style style:name="P12" style:parent-style-name="term" style:family="paragraph">
      <style:paragraph-properties fo:background-color="#E6E6FF"/>
    </style:style>
    <style:style style:name="P13" style:parent-style-name="term" style:family="paragraph">
      <style:paragraph-properties fo:background-color="#E6E6FF"/>
    </style:style>
    <style:style style:name="P14" style:parent-style-name="Titre1" style:family="paragraph">
      <style:paragraph-properties fo:text-align="justify"/>
    </style:style>
    <style:style style:name="T15" style:parent-style-name="Policepardéfaut" style:family="text">
      <style:text-properties style:font-name-complex="AngsanaUPC"/>
    </style:style>
    <style:style style:name="T16" style:parent-style-name="Policepardéfaut" style:family="text">
      <style:text-properties style:font-name-complex="AngsanaUPC" fo:font-style="italic" style:font-style-asian="italic" style:font-style-complex="italic"/>
    </style:style>
    <style:style style:name="T17" style:parent-style-name="Policepardéfaut" style:family="text">
      <style:text-properties style:font-name-complex="AngsanaUPC" fo:font-style="italic" style:font-style-asian="italic" style:font-style-complex="italic"/>
    </style:style>
    <style:style style:name="T18" style:parent-style-name="Policepardéfaut" style:family="text">
      <style:text-properties style:font-name="Times New Roman" style:font-name-complex="Times New Roman" fo:font-style="italic" style:font-style-asian="italic" style:font-style-complex="italic"/>
    </style:style>
    <style:style style:name="T19" style:parent-style-name="Policepardéfaut" style:family="text">
      <style:text-properties style:font-name-complex="AngsanaUPC" fo:font-style="italic" style:font-style-asian="italic" style:font-style-complex="italic"/>
    </style:style>
    <style:style style:name="T20" style:parent-style-name="Policepardéfaut" style:family="text">
      <style:text-properties fo:font-style="italic" style:font-style-asian="italic"/>
    </style:style>
    <style:style style:name="T21" style:parent-style-name="Policepardéfaut" style:family="text">
      <style:text-properties fo:font-style="italic" style:font-style-asian="italic"/>
    </style:style>
    <style:style style:name="T22" style:parent-style-name="Policepardéfaut" style:family="text">
      <style:text-properties style:font-name-complex="AngsanaUPC" fo:font-style="italic" style:font-style-asian="italic"/>
    </style:style>
    <style:style style:name="T23" style:parent-style-name="Policepardéfaut" style:family="text">
      <style:text-properties style:font-name-complex="AngsanaUPC" fo:font-style="italic" style:font-style-asian="italic"/>
    </style:style>
    <style:style style:name="T24" style:parent-style-name="Policepardéfaut" style:family="text">
      <style:text-properties style:font-name-complex="AngsanaUPC" fo:font-style="italic" style:font-style-asian="italic"/>
    </style:style>
    <style:style style:name="T25" style:parent-style-name="Policepardéfaut" style:family="text">
      <style:text-properties style:font-name-complex="AngsanaUPC"/>
    </style:style>
    <style:style style:name="T26" style:parent-style-name="Policepardéfaut" style:family="text">
      <style:text-properties style:font-name-complex="AngsanaUPC"/>
    </style:style>
    <style:style style:name="T27" style:parent-style-name="Policepardéfaut" style:family="text">
      <style:text-properties style:font-name-complex="AngsanaUPC"/>
    </style:style>
    <style:style style:name="T28" style:parent-style-name="Policepardéfaut" style:family="text">
      <style:text-properties style:font-name-complex="AngsanaUPC"/>
    </style:style>
    <style:style style:name="T29" style:parent-style-name="Policepardéfaut" style:family="text">
      <style:text-properties style:font-name-complex="AngsanaUPC"/>
    </style:style>
    <style:style style:name="T30" style:parent-style-name="Policepardéfaut" style:family="text">
      <style:text-properties style:font-name-complex="AngsanaUPC" fo:font-style="italic" style:font-style-asian="italic"/>
    </style:style>
    <style:style style:name="T31" style:parent-style-name="Policepardéfaut" style:family="text">
      <style:text-properties style:font-name-complex="AngsanaUPC" fo:font-style="italic" style:font-style-asian="italic"/>
    </style:style>
    <style:style style:name="T32" style:parent-style-name="Policepardéfaut" style:family="text">
      <style:text-properties style:font-name-complex="AngsanaUPC" fo:font-style="italic" style:font-style-asian="italic"/>
    </style:style>
    <style:style style:name="T33" style:parent-style-name="Policepardéfaut" style:family="text">
      <style:text-properties style:font-name-complex="AngsanaUPC"/>
    </style:style>
    <style:style style:name="T34" style:parent-style-name="Policepardéfaut" style:family="text">
      <style:text-properties style:font-name-complex="Constantia"/>
    </style:style>
    <style:style style:name="T35" style:parent-style-name="Policepardéfaut" style:family="text">
      <style:text-properties style:font-name-complex="AngsanaUPC"/>
    </style:style>
    <style:style style:name="T36" style:parent-style-name="Policepardéfaut" style:family="text">
      <style:text-properties style:font-name-complex="AngsanaUPC"/>
    </style:style>
    <style:style style:name="T37" style:parent-style-name="Policepardéfaut" style:family="text">
      <style:text-properties style:font-name-complex="AngsanaUPC"/>
    </style:style>
    <style:style style:name="T38" style:parent-style-name="Policepardéfaut" style:family="text">
      <style:text-properties style:font-name-complex="AngsanaUPC" fo:font-style="italic" style:font-style-asian="italic"/>
    </style:style>
    <style:style style:name="T39" style:parent-style-name="Policepardéfaut" style:family="text">
      <style:text-properties style:font-name-complex="AngsanaUPC"/>
    </style:style>
    <style:style style:name="T40" style:parent-style-name="Policepardéfaut" style:family="text">
      <style:text-properties style:font-name-complex="AngsanaUPC"/>
    </style:style>
    <style:style style:name="T41" style:parent-style-name="Policepardéfaut" style:family="text">
      <style:text-properties style:font-name-complex="AngsanaUPC" fo:font-style="italic" style:font-style-asian="italic"/>
    </style:style>
    <style:style style:name="T42" style:parent-style-name="Policepardéfaut" style:family="text">
      <style:text-properties style:font-name-complex="AngsanaUPC"/>
    </style:style>
    <style:style style:name="T43" style:parent-style-name="Policepardéfaut" style:family="text">
      <style:text-properties style:font-name-complex="AngsanaUPC"/>
    </style:style>
    <style:style style:name="T44" style:parent-style-name="Policepardéfaut" style:family="text">
      <style:text-properties style:font-name-complex="AngsanaUPC" fo:font-style="italic" style:font-style-asian="italic"/>
    </style:style>
    <style:style style:name="T45" style:parent-style-name="Policepardéfaut" style:family="text">
      <style:text-properties style:font-name-complex="AngsanaUPC"/>
    </style:style>
    <style:style style:name="T46" style:parent-style-name="Policepardéfaut" style:family="text">
      <style:text-properties style:font-name-complex="AngsanaUPC"/>
    </style:style>
    <style:style style:name="T47" style:parent-style-name="Policepardéfaut" style:family="text">
      <style:text-properties style:font-name-complex="AngsanaUPC" fo:font-style="italic" style:font-style-asian="italic"/>
    </style:style>
    <style:style style:name="T48" style:parent-style-name="Policepardéfaut" style:family="text">
      <style:text-properties style:font-name-complex="AngsanaUPC"/>
    </style:style>
    <style:style style:name="T49" style:parent-style-name="Policepardéfaut" style:family="text">
      <style:text-properties style:font-name-complex="AngsanaUPC"/>
    </style:style>
    <style:style style:name="T50" style:parent-style-name="Policepardéfaut" style:family="text">
      <style:text-properties style:font-name-complex="AngsanaUPC" fo:font-style="italic" style:font-style-asian="italic"/>
    </style:style>
    <style:style style:name="T51" style:parent-style-name="Policepardéfaut" style:family="text">
      <style:text-properties style:font-name-complex="AngsanaUPC" fo:font-style="italic" style:font-style-asian="italic"/>
    </style:style>
    <style:style style:name="T52" style:parent-style-name="Policepardéfaut" style:family="text">
      <style:text-properties style:font-name-complex="AngsanaUPC" fo:font-style="italic" style:font-style-asian="italic"/>
    </style:style>
    <style:style style:name="T53" style:parent-style-name="Policepardéfaut" style:family="text">
      <style:text-properties style:font-name-complex="AngsanaUPC"/>
    </style:style>
    <style:style style:name="T54" style:parent-style-name="Policepardéfaut" style:family="text">
      <style:text-properties style:font-name-complex="AngsanaUPC"/>
    </style:style>
    <style:style style:name="T55" style:parent-style-name="Policepardéfaut" style:family="text">
      <style:text-properties style:font-name-complex="AngsanaUPC" fo:font-style="italic" style:font-style-asian="italic"/>
    </style:style>
    <style:style style:name="T56" style:parent-style-name="Policepardéfaut" style:family="text">
      <style:text-properties style:font-name-complex="AngsanaUPC"/>
    </style:style>
    <style:style style:name="T57" style:parent-style-name="Policepardéfaut" style:family="text">
      <style:text-properties style:font-name-complex="AngsanaUPC" fo:font-style="italic" style:font-style-asian="italic"/>
    </style:style>
    <style:style style:name="T58" style:parent-style-name="Policepardéfaut" style:family="text">
      <style:text-properties style:font-name-complex="AngsanaUPC"/>
    </style:style>
    <style:style style:name="T59" style:parent-style-name="Policepardéfaut" style:family="text">
      <style:text-properties style:font-name-complex="AngsanaUPC"/>
    </style:style>
    <style:style style:name="T60" style:parent-style-name="Policepardéfaut" style:family="text">
      <style:text-properties style:font-name-complex="AngsanaUPC"/>
    </style:style>
    <style:style style:name="T61" style:parent-style-name="Policepardéfaut" style:family="text">
      <style:text-properties style:font-name-complex="AngsanaUPC"/>
    </style:style>
    <style:style style:name="T62" style:parent-style-name="Policepardéfaut" style:family="text">
      <style:text-properties style:font-name-complex="AngsanaUPC"/>
    </style:style>
    <style:style style:name="T63" style:parent-style-name="Policepardéfaut" style:family="text">
      <style:text-properties style:font-name-complex="AngsanaUPC"/>
    </style:style>
    <style:style style:name="T64" style:parent-style-name="quote.c" style:family="text">
      <style:text-properties style:font-name-complex="AngsanaUPC"/>
    </style:style>
    <style:style style:name="T65" style:parent-style-name="quote.c" style:family="text">
      <style:text-properties style:font-name-complex="AngsanaUPC"/>
    </style:style>
    <style:style style:name="T66" style:parent-style-name="quote.c" style:family="text">
      <style:text-properties style:font-name-complex="AngsanaUPC"/>
    </style:style>
    <style:style style:name="T67" style:parent-style-name="quote.c" style:family="text">
      <style:text-properties style:font-name-complex="AngsanaUPC" fo:font-style="italic" style:font-style-asian="italic"/>
    </style:style>
    <style:style style:name="T68" style:parent-style-name="quote.c" style:family="text">
      <style:text-properties style:font-name-complex="AngsanaUPC" fo:font-style="italic" style:font-style-asian="italic"/>
    </style:style>
    <style:style style:name="T69" style:parent-style-name="quote.c" style:family="text">
      <style:text-properties style:font-name-complex="AngsanaUPC" fo:font-style="italic" style:font-style-asian="italic"/>
    </style:style>
    <style:style style:name="T70" style:parent-style-name="quote.c" style:family="text">
      <style:text-properties style:font-name-complex="AngsanaUPC"/>
    </style:style>
    <style:style style:name="T71" style:parent-style-name="quote.c" style:family="text">
      <style:text-properties style:font-name-complex="AngsanaUPC" fo:font-style="italic" style:font-style-asian="italic"/>
    </style:style>
    <style:style style:name="T72" style:parent-style-name="quote.c" style:family="text">
      <style:text-properties style:font-name-complex="AngsanaUPC" fo:font-style="italic" style:font-style-asian="italic"/>
    </style:style>
    <style:style style:name="T73" style:parent-style-name="quote.c" style:family="text">
      <style:text-properties style:font-name-complex="AngsanaUPC"/>
    </style:style>
    <style:style style:name="T74" style:parent-style-name="quote.c" style:family="text">
      <style:text-properties style:font-name-complex="AngsanaUPC"/>
    </style:style>
    <style:style style:name="T75" style:parent-style-name="Policepardéfaut" style:family="text">
      <style:text-properties style:font-name-complex="AngsanaUPC"/>
    </style:style>
    <style:style style:name="T76" style:parent-style-name="Policepardéfaut" style:family="text">
      <style:text-properties style:font-name-complex="AngsanaUPC"/>
    </style:style>
    <style:style style:name="T77" style:parent-style-name="Policepardéfaut" style:family="text">
      <style:text-properties style:font-name-complex="AngsanaUPC"/>
    </style:style>
    <style:style style:name="T78" style:parent-style-name="Policepardéfaut" style:family="text">
      <style:text-properties style:font-name-complex="AngsanaUPC"/>
    </style:style>
    <style:style style:name="T79" style:parent-style-name="Policepardéfaut" style:family="text">
      <style:text-properties style:font-name-complex="AngsanaUPC" fo:font-style="italic" style:font-style-asian="italic"/>
    </style:style>
    <style:style style:name="T80" style:parent-style-name="Policepardéfaut" style:family="text">
      <style:text-properties style:font-name-complex="AngsanaUPC"/>
    </style:style>
    <style:style style:name="T81" style:parent-style-name="Policepardéfaut" style:family="text">
      <style:text-properties style:font-name-complex="AngsanaUPC"/>
    </style:style>
    <style:style style:name="T82" style:parent-style-name="Policepardéfaut" style:family="text">
      <style:text-properties style:font-name-complex="AngsanaUPC"/>
    </style:style>
    <style:style style:name="T83" style:parent-style-name="Policepardéfaut" style:family="text">
      <style:text-properties style:font-name-complex="AngsanaUPC"/>
    </style:style>
    <style:style style:name="T84" style:parent-style-name="Policepardéfaut" style:family="text">
      <style:text-properties style:font-name-complex="AngsanaUPC"/>
    </style:style>
    <style:style style:name="T85" style:parent-style-name="Policepardéfaut" style:family="text">
      <style:text-properties style:font-name-complex="AngsanaUPC"/>
    </style:style>
    <style:style style:name="T86" style:parent-style-name="Policepardéfaut" style:family="text">
      <style:text-properties style:font-name-complex="AngsanaUPC"/>
    </style:style>
    <style:style style:name="T87" style:parent-style-name="Policepardéfaut" style:family="text">
      <style:text-properties style:font-name-complex="AngsanaUPC"/>
    </style:style>
    <style:style style:name="T88" style:parent-style-name="Policepardéfaut" style:family="text">
      <style:text-properties style:font-name-complex="AngsanaUPC"/>
    </style:style>
    <style:style style:name="T89" style:parent-style-name="Policepardéfaut" style:family="text">
      <style:text-properties style:font-name-complex="AngsanaUPC"/>
    </style:style>
    <style:style style:name="T90" style:parent-style-name="Policepardéfaut" style:family="text">
      <style:text-properties style:font-name-complex="AngsanaUPC"/>
    </style:style>
    <style:style style:name="T91" style:parent-style-name="Policepardéfaut" style:family="text">
      <style:text-properties style:font-name-complex="AngsanaUPC"/>
    </style:style>
    <style:style style:name="T92" style:parent-style-name="Policepardéfaut" style:family="text">
      <style:text-properties style:font-name-complex="AngsanaUPC"/>
    </style:style>
    <style:style style:name="T93" style:parent-style-name="Policepardéfaut" style:family="text">
      <style:text-properties style:font-name-complex="AngsanaUPC"/>
    </style:style>
    <style:style style:name="T94" style:parent-style-name="Policepardéfaut" style:family="text">
      <style:text-properties style:font-name-complex="AngsanaUPC"/>
    </style:style>
    <style:style style:name="T95" style:parent-style-name="Policepardéfaut" style:family="text">
      <style:text-properties style:font-name-complex="AngsanaUPC"/>
    </style:style>
    <style:style style:name="T96" style:parent-style-name="Policepardéfaut" style:family="text">
      <style:text-properties style:font-name-complex="AngsanaUPC"/>
    </style:style>
    <style:style style:name="T97" style:parent-style-name="Policepardéfaut" style:family="text">
      <style:text-properties style:font-name-complex="AngsanaUPC"/>
    </style:style>
    <style:style style:name="T98" style:parent-style-name="Policepardéfaut" style:family="text">
      <style:text-properties style:font-name-complex="AngsanaUPC"/>
    </style:style>
    <style:style style:name="T99" style:parent-style-name="Policepardéfaut" style:family="text">
      <style:text-properties style:font-name-complex="AngsanaUPC"/>
    </style:style>
    <style:style style:name="T100" style:parent-style-name="Policepardéfaut" style:family="text">
      <style:text-properties style:font-name-complex="AngsanaUPC"/>
    </style:style>
    <style:style style:name="T101" style:parent-style-name="Policepardéfaut" style:family="text">
      <style:text-properties style:font-name-complex="AngsanaUPC"/>
    </style:style>
    <style:style style:name="T102" style:parent-style-name="Policepardéfaut" style:family="text">
      <style:text-properties style:font-name-complex="AngsanaUPC"/>
    </style:style>
    <style:style style:name="T103" style:parent-style-name="Policepardéfaut" style:family="text">
      <style:text-properties style:font-name-complex="AngsanaUPC"/>
    </style:style>
    <style:style style:name="T104" style:parent-style-name="Policepardéfaut" style:family="text">
      <style:text-properties style:font-name-complex="AngsanaUPC" fo:font-style="italic" style:font-style-asian="italic"/>
    </style:style>
    <style:style style:name="T105" style:parent-style-name="Policepardéfaut" style:family="text">
      <style:text-properties style:font-name-complex="AngsanaUPC" fo:font-style="italic" style:font-style-asian="italic"/>
    </style:style>
    <style:style style:name="T106" style:parent-style-name="Policepardéfaut" style:family="text">
      <style:text-properties style:font-name-complex="AngsanaUPC" fo:font-style="italic" style:font-style-asian="italic"/>
    </style:style>
    <style:style style:name="T107" style:parent-style-name="Policepardéfaut" style:family="text">
      <style:text-properties style:font-name-complex="AngsanaUPC"/>
    </style:style>
    <style:style style:name="T108" style:parent-style-name="pb" style:family="text">
      <style:text-properties style:font-name-complex="AngsanaUPC"/>
    </style:style>
    <style:style style:name="T109" style:parent-style-name="Policepardéfaut" style:family="text">
      <style:text-properties style:font-name-complex="AngsanaUPC"/>
    </style:style>
    <style:style style:name="T110" style:parent-style-name="Policepardéfaut" style:family="text">
      <style:text-properties style:font-name-complex="AngsanaUPC"/>
    </style:style>
    <style:style style:name="T111" style:parent-style-name="Policepardéfaut" style:family="text">
      <style:text-properties style:font-name-complex="AngsanaUPC" fo:font-style="italic" style:font-style-asian="italic"/>
    </style:style>
    <style:style style:name="T112" style:parent-style-name="Policepardéfaut" style:family="text">
      <style:text-properties style:font-name-complex="AngsanaUPC" fo:font-style="italic" style:font-style-asian="italic"/>
    </style:style>
    <style:style style:name="T113" style:parent-style-name="Policepardéfaut" style:family="text">
      <style:text-properties style:font-name-complex="AngsanaUPC" fo:font-style="italic" style:font-style-asian="italic"/>
    </style:style>
    <style:style style:name="T114" style:parent-style-name="Policepardéfaut" style:family="text">
      <style:text-properties style:font-name-complex="AngsanaUPC"/>
    </style:style>
    <style:style style:name="T115" style:parent-style-name="Policepardéfaut" style:family="text">
      <style:text-properties style:font-name-complex="AngsanaUPC" fo:font-style="italic" style:font-style-asian="italic"/>
    </style:style>
    <style:style style:name="T116" style:parent-style-name="Policepardéfaut" style:family="text">
      <style:text-properties style:font-name-complex="AngsanaUPC" fo:font-style="italic" style:font-style-asian="italic"/>
    </style:style>
    <style:style style:name="T117" style:parent-style-name="Policepardéfaut" style:family="text">
      <style:text-properties style:font-name-complex="AngsanaUPC"/>
    </style:style>
    <style:style style:name="T118" style:parent-style-name="Policepardéfaut" style:family="text">
      <style:text-properties style:font-name-complex="AngsanaUPC"/>
    </style:style>
    <style:style style:name="T119" style:parent-style-name="Policepardéfaut" style:family="text">
      <style:text-properties style:font-name-complex="AngsanaUPC"/>
    </style:style>
    <style:style style:name="T120" style:parent-style-name="Policepardéfaut" style:family="text">
      <style:text-properties style:font-name-complex="AngsanaUPC"/>
    </style:style>
    <style:style style:name="T121" style:parent-style-name="Policepardéfaut" style:family="text">
      <style:text-properties style:font-name-complex="AngsanaUPC" fo:font-style="italic" style:font-style-asian="italic"/>
    </style:style>
    <style:style style:name="T122" style:parent-style-name="Policepardéfaut" style:family="text">
      <style:text-properties style:font-name-complex="AngsanaUPC" fo:font-style="italic" style:font-style-asian="italic"/>
    </style:style>
    <style:style style:name="T123" style:parent-style-name="Policepardéfaut" style:family="text">
      <style:text-properties style:font-name-complex="AngsanaUPC" fo:font-style="italic" style:font-style-asian="italic"/>
    </style:style>
    <style:style style:name="T124" style:parent-style-name="Policepardéfaut" style:family="text">
      <style:text-properties style:font-name-complex="AngsanaUPC"/>
    </style:style>
    <style:style style:name="T125" style:parent-style-name="Policepardéfaut" style:family="text">
      <style:text-properties style:font-name-complex="AngsanaUPC"/>
    </style:style>
    <style:style style:name="T126" style:parent-style-name="Policepardéfaut" style:family="text">
      <style:text-properties style:font-name-complex="AngsanaUPC"/>
    </style:style>
    <style:style style:name="T127" style:parent-style-name="Policepardéfaut" style:family="text">
      <style:text-properties style:font-name-complex="AngsanaUPC" fo:font-style="italic" style:font-style-asian="italic"/>
    </style:style>
    <style:style style:name="T128" style:parent-style-name="Policepardéfaut" style:family="text">
      <style:text-properties style:font-name-complex="AngsanaUPC" fo:font-style="italic" style:font-style-asian="italic"/>
    </style:style>
    <style:style style:name="T129" style:parent-style-name="Policepardéfaut" style:family="text">
      <style:text-properties style:font-name-complex="AngsanaUPC"/>
    </style:style>
    <style:style style:name="T130" style:parent-style-name="Policepardéfaut" style:family="text">
      <style:text-properties style:font-name-complex="AngsanaUPC"/>
    </style:style>
    <style:style style:name="T131" style:parent-style-name="Policepardéfaut" style:family="text">
      <style:text-properties style:font-name-complex="AngsanaUPC"/>
    </style:style>
    <style:style style:name="T132" style:parent-style-name="Policepardéfaut" style:family="text">
      <style:text-properties style:font-name-complex="AngsanaUPC" fo:font-style="italic" style:font-style-asian="italic"/>
    </style:style>
    <style:style style:name="T133" style:parent-style-name="Policepardéfaut" style:family="text">
      <style:text-properties style:font-name-complex="AngsanaUPC" fo:font-style="italic" style:font-style-asian="italic"/>
    </style:style>
    <style:style style:name="T134" style:parent-style-name="Policepardéfaut" style:family="text">
      <style:text-properties style:font-name-complex="AngsanaUPC" fo:font-style="italic" style:font-style-asian="italic"/>
    </style:style>
    <style:style style:name="T135" style:parent-style-name="Policepardéfaut" style:family="text">
      <style:text-properties style:font-name-complex="AngsanaUPC"/>
    </style:style>
    <style:style style:name="T136" style:parent-style-name="Policepardéfaut" style:family="text">
      <style:text-properties style:font-name-complex="AngsanaUPC"/>
    </style:style>
    <style:style style:name="T137" style:parent-style-name="Policepardéfaut" style:family="text">
      <style:text-properties style:font-name-complex="AngsanaUPC"/>
    </style:style>
    <style:style style:name="T138" style:parent-style-name="Policepardéfaut" style:family="text">
      <style:text-properties style:font-name-complex="AngsanaUPC"/>
    </style:style>
    <style:style style:name="T139" style:parent-style-name="Policepardéfaut" style:family="text">
      <style:text-properties style:font-name-complex="AngsanaUPC"/>
    </style:style>
    <style:style style:name="T140" style:parent-style-name="Policepardéfaut" style:family="text">
      <style:text-properties style:font-name-complex="AngsanaUPC"/>
    </style:style>
    <style:style style:name="T141" style:parent-style-name="Policepardéfaut" style:family="text">
      <style:text-properties style:font-name-complex="AngsanaUPC"/>
    </style:style>
    <style:style style:name="T142" style:parent-style-name="Policepardéfaut" style:family="text">
      <style:text-properties style:font-name-complex="AngsanaUPC"/>
    </style:style>
    <style:style style:name="T143" style:parent-style-name="Policepardéfaut" style:family="text">
      <style:text-properties style:font-name-complex="AngsanaUPC"/>
    </style:style>
    <style:style style:name="T144" style:parent-style-name="Policepardéfaut" style:family="text">
      <style:text-properties style:font-name-complex="AngsanaUPC"/>
    </style:style>
    <style:style style:name="T145" style:parent-style-name="Policepardéfaut" style:family="text">
      <style:text-properties style:font-name-complex="AngsanaUPC"/>
    </style:style>
    <style:style style:name="T146" style:parent-style-name="Policepardéfaut" style:family="text">
      <style:text-properties style:font-name-complex="AngsanaUPC"/>
    </style:style>
    <style:style style:name="T147" style:parent-style-name="Policepardéfaut" style:family="text">
      <style:text-properties style:font-name-complex="AngsanaUPC"/>
    </style:style>
    <style:style style:name="T148" style:parent-style-name="Policepardéfaut" style:family="text">
      <style:text-properties style:font-name-complex="AngsanaUPC"/>
    </style:style>
    <style:style style:name="T149" style:parent-style-name="Policepardéfaut" style:family="text">
      <style:text-properties style:font-name-complex="AngsanaUPC" fo:font-style="italic" style:font-style-asian="italic"/>
    </style:style>
    <style:style style:name="T150" style:parent-style-name="Policepardéfaut" style:family="text">
      <style:text-properties style:font-name-complex="AngsanaUPC" fo:font-style="italic" style:font-style-asian="italic"/>
    </style:style>
    <style:style style:name="T151" style:parent-style-name="Policepardéfaut" style:family="text">
      <style:text-properties style:font-name-complex="AngsanaUPC" fo:font-style="italic" style:font-style-asian="italic"/>
    </style:style>
    <style:style style:name="T152" style:parent-style-name="Policepardéfaut" style:family="text">
      <style:text-properties style:font-name-complex="AngsanaUPC"/>
    </style:style>
    <style:style style:name="T153" style:parent-style-name="Policepardéfaut" style:family="text">
      <style:text-properties style:font-name-complex="AngsanaUPC"/>
    </style:style>
    <style:style style:name="T154" style:parent-style-name="Policepardéfaut" style:family="text">
      <style:text-properties style:font-name-complex="AngsanaUPC"/>
    </style:style>
    <style:style style:name="T155" style:parent-style-name="Policepardéfaut" style:family="text">
      <style:text-properties style:font-name-complex="AngsanaUPC"/>
    </style:style>
    <style:style style:name="T156" style:parent-style-name="Policepardéfaut" style:family="text">
      <style:text-properties style:font-name-complex="AngsanaUPC"/>
    </style:style>
    <style:style style:name="T157" style:parent-style-name="Policepardéfaut" style:family="text">
      <style:text-properties style:font-name-complex="AngsanaUPC"/>
    </style:style>
    <style:style style:name="T158" style:parent-style-name="Policepardéfaut" style:family="text">
      <style:text-properties style:font-name-complex="AngsanaUPC"/>
    </style:style>
    <style:style style:name="T159" style:parent-style-name="Policepardéfaut" style:family="text">
      <style:text-properties style:font-name-complex="AngsanaUPC"/>
    </style:style>
    <style:style style:name="T160" style:parent-style-name="Policepardéfaut" style:family="text">
      <style:text-properties style:font-name-complex="AngsanaUPC"/>
    </style:style>
    <style:style style:name="T161" style:parent-style-name="Policepardéfaut" style:family="text">
      <style:text-properties style:font-name-complex="AngsanaUPC"/>
    </style:style>
    <style:style style:name="T162" style:parent-style-name="Policepardéfaut" style:family="text">
      <style:text-properties style:font-name-complex="AngsanaUPC"/>
    </style:style>
    <style:style style:name="T163" style:parent-style-name="Policepardéfaut" style:family="text">
      <style:text-properties style:font-name-complex="AngsanaUPC"/>
    </style:style>
    <style:style style:name="T164" style:parent-style-name="Policepardéfaut" style:family="text">
      <style:text-properties style:font-name-complex="AngsanaUPC"/>
    </style:style>
    <style:style style:name="T165" style:parent-style-name="pb" style:family="text">
      <style:text-properties style:font-name-complex="AngsanaUPC"/>
    </style:style>
    <style:style style:name="T166" style:parent-style-name="Policepardéfaut" style:family="text">
      <style:text-properties style:font-name-complex="AngsanaUPC"/>
    </style:style>
    <style:style style:name="T167" style:parent-style-name="Policepardéfaut" style:family="text">
      <style:text-properties style:font-name-complex="AngsanaUPC"/>
    </style:style>
    <style:style style:name="T168" style:parent-style-name="Policepardéfaut" style:family="text">
      <style:text-properties style:font-name-complex="AngsanaUPC"/>
    </style:style>
    <style:style style:name="T169" style:parent-style-name="Policepardéfaut" style:family="text">
      <style:text-properties style:font-name-complex="AngsanaUPC"/>
    </style:style>
    <style:style style:name="T170" style:parent-style-name="Policepardéfaut" style:family="text">
      <style:text-properties style:font-name-complex="AngsanaUPC"/>
    </style:style>
    <style:style style:name="T171" style:parent-style-name="Policepardéfaut" style:family="text">
      <style:text-properties style:font-name-complex="AngsanaUPC"/>
    </style:style>
    <style:style style:name="T172" style:parent-style-name="Policepardéfaut" style:family="text">
      <style:text-properties style:font-name-complex="AngsanaUPC"/>
    </style:style>
    <style:style style:name="T173" style:parent-style-name="Policepardéfaut" style:family="text">
      <style:text-properties style:font-name-complex="AngsanaUPC"/>
    </style:style>
    <style:style style:name="T174" style:parent-style-name="Policepardéfaut" style:family="text">
      <style:text-properties style:font-name-complex="AngsanaUPC"/>
    </style:style>
    <style:style style:name="T175" style:parent-style-name="Policepardéfaut" style:family="text">
      <style:text-properties style:font-name-complex="AngsanaUPC"/>
    </style:style>
    <style:style style:name="T176" style:parent-style-name="Policepardéfaut" style:family="text">
      <style:text-properties style:font-name-complex="AngsanaUPC"/>
    </style:style>
    <style:style style:name="T177" style:parent-style-name="Policepardéfaut" style:family="text">
      <style:text-properties style:font-name-complex="AngsanaUPC"/>
    </style:style>
    <style:style style:name="T178" style:parent-style-name="Policepardéfaut" style:family="text">
      <style:text-properties style:font-name-complex="AngsanaUPC"/>
    </style:style>
    <style:style style:name="T179" style:parent-style-name="Policepardéfaut" style:family="text">
      <style:text-properties style:font-name-complex="AngsanaUPC"/>
    </style:style>
    <style:style style:name="T180" style:parent-style-name="Policepardéfaut" style:family="text">
      <style:text-properties fo:font-style="italic" style:font-style-asian="italic" style:font-style-complex="italic"/>
    </style:style>
    <style:style style:name="T181" style:parent-style-name="Policepardéfaut" style:family="text">
      <style:text-properties fo:font-style="italic" style:font-style-asian="italic" style:font-style-complex="italic"/>
    </style:style>
    <style:style style:name="T182" style:parent-style-name="pb" style:family="text">
      <style:text-properties style:font-name-complex="AngsanaUPC"/>
    </style:style>
    <style:style style:name="T183" style:parent-style-name="Policepardéfaut" style:family="text">
      <style:text-properties style:font-name-complex="AngsanaUPC"/>
    </style:style>
    <style:style style:name="T184" style:parent-style-name="Policepardéfaut" style:family="text">
      <style:text-properties style:font-name-complex="AngsanaUPC"/>
    </style:style>
    <style:style style:name="T185" style:parent-style-name="Policepardéfaut" style:family="text">
      <style:text-properties style:font-name-complex="AngsanaUPC"/>
    </style:style>
    <style:style style:name="T186" style:parent-style-name="Policepardéfaut" style:family="text">
      <style:text-properties style:font-name-complex="AngsanaUPC" fo:font-style="italic" style:font-style-asian="italic"/>
    </style:style>
    <style:style style:name="T187" style:parent-style-name="Policepardéfaut" style:family="text">
      <style:text-properties style:font-name-complex="AngsanaUPC" fo:font-style="italic" style:font-style-asian="italic"/>
    </style:style>
    <style:style style:name="T188" style:parent-style-name="Policepardéfaut" style:family="text">
      <style:text-properties style:font-name-complex="AngsanaUPC"/>
    </style:style>
    <style:style style:name="T189" style:parent-style-name="Policepardéfaut" style:family="text">
      <style:text-properties style:font-name-complex="AngsanaUPC"/>
    </style:style>
    <style:style style:name="T190" style:parent-style-name="Policepardéfaut" style:family="text">
      <style:text-properties style:font-name-complex="AngsanaUPC" fo:font-style="italic" style:font-style-asian="italic"/>
    </style:style>
    <style:style style:name="T191" style:parent-style-name="Policepardéfaut" style:family="text">
      <style:text-properties style:font-name-complex="AngsanaUPC" fo:font-style="italic" style:font-style-asian="italic"/>
    </style:style>
    <style:style style:name="T192" style:parent-style-name="Policepardéfaut" style:family="text">
      <style:text-properties style:font-name-complex="AngsanaUPC" fo:font-style="italic" style:font-style-asian="italic"/>
    </style:style>
    <style:style style:name="T193" style:parent-style-name="Policepardéfaut" style:family="text">
      <style:text-properties style:font-name-complex="AngsanaUPC"/>
    </style:style>
    <style:style style:name="T194" style:parent-style-name="Policepardéfaut" style:family="text">
      <style:text-properties style:font-name-complex="AngsanaUPC"/>
    </style:style>
    <style:style style:name="T195" style:parent-style-name="Policepardéfaut" style:family="text">
      <style:text-properties style:font-name-complex="AngsanaUPC"/>
    </style:style>
    <style:style style:name="T196" style:parent-style-name="Policepardéfaut" style:family="text">
      <style:text-properties style:font-name-complex="AngsanaUPC"/>
    </style:style>
    <style:style style:name="T197" style:parent-style-name="Policepardéfaut" style:family="text">
      <style:text-properties style:font-name-complex="AngsanaUPC"/>
    </style:style>
    <style:style style:name="T198" style:parent-style-name="Policepardéfaut" style:family="text">
      <style:text-properties style:font-name-complex="AngsanaUPC"/>
    </style:style>
    <style:style style:name="T199" style:parent-style-name="Policepardéfaut" style:family="text">
      <style:text-properties style:font-name-complex="AngsanaUPC"/>
    </style:style>
    <style:style style:name="T200" style:parent-style-name="Policepardéfaut" style:family="text">
      <style:text-properties style:font-name-complex="AngsanaUPC" fo:font-style="italic" style:font-style-asian="italic"/>
    </style:style>
    <style:style style:name="T201" style:parent-style-name="Policepardéfaut" style:family="text">
      <style:text-properties style:font-name-complex="AngsanaUPC" fo:font-style="italic" style:font-style-asian="italic"/>
    </style:style>
    <style:style style:name="T202" style:parent-style-name="Policepardéfaut" style:family="text">
      <style:text-properties style:font-name-complex="AngsanaUPC" fo:font-style="italic" style:font-style-asian="italic"/>
    </style:style>
    <style:style style:name="T203" style:parent-style-name="Policepardéfaut" style:family="text">
      <style:text-properties style:font-name-complex="AngsanaUPC"/>
    </style:style>
    <style:style style:name="T204" style:parent-style-name="Policepardéfaut" style:family="text">
      <style:text-properties style:font-name-complex="AngsanaUPC"/>
    </style:style>
    <style:style style:name="T205" style:parent-style-name="Policepardéfaut" style:family="text">
      <style:text-properties style:font-name-complex="AngsanaUPC" fo:font-style="italic" style:font-style-asian="italic"/>
    </style:style>
    <style:style style:name="T206" style:parent-style-name="Policepardéfaut" style:family="text">
      <style:text-properties style:font-name-complex="AngsanaUPC" fo:font-style="italic" style:font-style-asian="italic"/>
    </style:style>
    <style:style style:name="T207" style:parent-style-name="Policepardéfaut" style:family="text">
      <style:text-properties style:font-name-complex="AngsanaUPC" fo:font-style="italic" style:font-style-asian="italic"/>
    </style:style>
    <style:style style:name="T208" style:parent-style-name="Policepardéfaut" style:family="text">
      <style:text-properties style:font-name-complex="AngsanaUPC"/>
    </style:style>
    <style:style style:name="T209" style:parent-style-name="Policepardéfaut" style:family="text">
      <style:text-properties style:font-name-complex="AngsanaUPC" fo:font-style="italic" style:font-style-asian="italic"/>
    </style:style>
    <style:style style:name="T210" style:parent-style-name="Policepardéfaut" style:family="text">
      <style:text-properties style:font-name-complex="AngsanaUPC" fo:font-style="italic" style:font-style-asian="italic"/>
    </style:style>
    <style:style style:name="T211" style:parent-style-name="Policepardéfaut" style:family="text">
      <style:text-properties style:font-name-complex="AngsanaUPC"/>
    </style:style>
    <style:style style:name="T212" style:parent-style-name="Policepardéfaut" style:family="text">
      <style:text-properties style:font-name-complex="AngsanaUPC" fo:font-style="italic" style:font-style-asian="italic"/>
    </style:style>
    <style:style style:name="T213" style:parent-style-name="Policepardéfaut" style:family="text">
      <style:text-properties style:font-name-complex="AngsanaUPC" fo:font-style="italic" style:font-style-asian="italic"/>
    </style:style>
    <style:style style:name="T214" style:parent-style-name="Policepardéfaut" style:family="text">
      <style:text-properties style:font-name-complex="AngsanaUPC" fo:font-style="italic" style:font-style-asian="italic"/>
    </style:style>
    <style:style style:name="T215" style:parent-style-name="Policepardéfaut" style:family="text">
      <style:text-properties style:font-name-complex="AngsanaUPC"/>
    </style:style>
    <style:style style:name="T216" style:parent-style-name="Policepardéfaut" style:family="text">
      <style:text-properties style:font-name-complex="AngsanaUPC"/>
    </style:style>
    <style:style style:name="T217" style:parent-style-name="Appelnotedebasdep." style:family="text">
      <style:text-properties style:font-name-complex="AngsanaUPC"/>
    </style:style>
    <style:style style:name="T218" style:parent-style-name="Policepardéfaut" style:family="text">
      <style:text-properties fo:font-style="italic" style:font-style-asian="italic"/>
    </style:style>
    <style:style style:name="T219" style:parent-style-name="Policepardéfaut" style:family="text">
      <style:text-properties fo:font-style="italic" style:font-style-asian="italic"/>
    </style:style>
    <style:style style:name="T220" style:parent-style-name="Policepardéfaut" style:family="text">
      <style:text-properties fo:font-style="italic" style:font-style-asian="italic"/>
    </style:style>
    <style:style style:name="T221" style:parent-style-name="Policepardéfaut" style:family="text">
      <style:text-properties style:font-name-complex="AngsanaUPC"/>
    </style:style>
    <style:style style:name="T222" style:parent-style-name="Policepardéfaut" style:family="text">
      <style:text-properties style:font-name-complex="AngsanaUPC"/>
    </style:style>
    <style:style style:name="T223" style:parent-style-name="Policepardéfaut" style:family="text">
      <style:text-properties style:font-name-complex="AngsanaUPC"/>
    </style:style>
    <style:style style:name="T224" style:parent-style-name="Policepardéfaut" style:family="text">
      <style:text-properties style:font-name-complex="AngsanaUPC"/>
    </style:style>
    <style:style style:name="T225" style:parent-style-name="Policepardéfaut" style:family="text">
      <style:text-properties style:font-name-complex="AngsanaUPC"/>
    </style:style>
    <style:style style:name="T226" style:parent-style-name="pb" style:family="text">
      <style:text-properties style:font-name-complex="AngsanaUPC"/>
    </style:style>
    <style:style style:name="T227" style:parent-style-name="Policepardéfaut" style:family="text">
      <style:text-properties style:font-name-complex="AngsanaUPC"/>
    </style:style>
    <style:style style:name="T228" style:parent-style-name="Policepardéfaut" style:family="text">
      <style:text-properties style:font-name-complex="AngsanaUPC" fo:font-style="italic" style:font-style-asian="italic"/>
    </style:style>
    <style:style style:name="T229" style:parent-style-name="Policepardéfaut" style:family="text">
      <style:text-properties style:font-name-complex="AngsanaUPC" fo:font-style="italic" style:font-style-asian="italic"/>
    </style:style>
    <style:style style:name="T230" style:parent-style-name="Policepardéfaut" style:family="text">
      <style:text-properties style:font-name-complex="AngsanaUPC"/>
    </style:style>
    <style:style style:name="T231" style:parent-style-name="Policepardéfaut" style:family="text">
      <style:text-properties style:font-name-complex="AngsanaUPC"/>
    </style:style>
    <style:style style:name="T232" style:parent-style-name="Policepardéfaut" style:family="text">
      <style:text-properties style:font-name-complex="AngsanaUPC"/>
    </style:style>
    <style:style style:name="T233" style:parent-style-name="Policepardéfaut" style:family="text">
      <style:text-properties style:font-name-complex="AngsanaUPC" fo:font-style="italic" style:font-style-asian="italic"/>
    </style:style>
    <style:style style:name="T234" style:parent-style-name="Policepardéfaut" style:family="text">
      <style:text-properties style:font-name-complex="AngsanaUPC" fo:font-style="italic" style:font-style-asian="italic"/>
    </style:style>
    <style:style style:name="T235" style:parent-style-name="Policepardéfaut" style:family="text">
      <style:text-properties style:font-name-complex="AngsanaUPC" fo:font-style="italic" style:font-style-asian="italic"/>
    </style:style>
    <style:style style:name="T236" style:parent-style-name="Policepardéfaut" style:family="text">
      <style:text-properties style:font-name-complex="AngsanaUPC"/>
    </style:style>
    <style:style style:name="T237" style:parent-style-name="Policepardéfaut" style:family="text">
      <style:text-properties style:font-name-complex="AngsanaUPC"/>
    </style:style>
    <style:style style:name="T238" style:parent-style-name="Policepardéfaut" style:family="text">
      <style:text-properties style:font-name-complex="Constantia"/>
    </style:style>
    <style:style style:name="T239" style:parent-style-name="Policepardéfaut" style:family="text">
      <style:text-properties style:font-name-complex="AngsanaUPC"/>
    </style:style>
    <style:style style:name="T240" style:parent-style-name="Policepardéfaut" style:family="text">
      <style:text-properties style:font-name-complex="AngsanaUPC" fo:font-style="italic" style:font-style-asian="italic"/>
    </style:style>
    <style:style style:name="T241" style:parent-style-name="Policepardéfaut" style:family="text">
      <style:text-properties style:font-name-complex="AngsanaUPC" fo:font-style="italic" style:font-style-asian="italic"/>
    </style:style>
    <style:style style:name="T242" style:parent-style-name="Policepardéfaut" style:family="text">
      <style:text-properties style:font-name-complex="AngsanaUPC"/>
    </style:style>
    <style:style style:name="T243" style:parent-style-name="Policepardéfaut" style:family="text">
      <style:text-properties style:font-name-complex="AngsanaUPC"/>
    </style:style>
    <style:style style:name="T244" style:parent-style-name="Policepardéfaut" style:family="text">
      <style:text-properties style:font-name-complex="AngsanaUPC"/>
    </style:style>
    <style:style style:name="T245" style:parent-style-name="Policepardéfaut" style:family="text">
      <style:text-properties style:font-name-complex="AngsanaUPC"/>
    </style:style>
    <style:style style:name="T246" style:parent-style-name="Policepardéfaut" style:family="text">
      <style:text-properties style:font-name-complex="AngsanaUPC"/>
    </style:style>
    <style:style style:name="T247" style:parent-style-name="Policepardéfaut" style:family="text">
      <style:text-properties style:font-name-complex="AngsanaUPC"/>
    </style:style>
    <style:style style:name="T248" style:parent-style-name="Policepardéfaut" style:family="text">
      <style:text-properties style:font-name-complex="AngsanaUPC"/>
    </style:style>
    <style:style style:name="T249" style:parent-style-name="Policepardéfaut" style:family="text">
      <style:text-properties style:font-name-complex="AngsanaUPC"/>
    </style:style>
    <style:style style:name="T250" style:parent-style-name="Policepardéfaut" style:family="text">
      <style:text-properties style:font-name-complex="AngsanaUPC"/>
    </style:style>
    <style:style style:name="T251" style:parent-style-name="Policepardéfaut" style:family="text">
      <style:text-properties style:font-name-complex="AngsanaUPC"/>
    </style:style>
    <style:style style:name="T252" style:parent-style-name="Policepardéfaut" style:family="text">
      <style:text-properties style:font-name-complex="AngsanaUPC"/>
    </style:style>
    <style:style style:name="T253" style:parent-style-name="Policepardéfaut" style:family="text">
      <style:text-properties style:font-name-complex="AngsanaUPC"/>
    </style:style>
    <style:style style:name="T254" style:parent-style-name="Policepardéfaut" style:family="text">
      <style:text-properties style:font-name-complex="AngsanaUPC"/>
    </style:style>
    <style:style style:name="T255" style:parent-style-name="Policepardéfaut" style:family="text">
      <style:text-properties style:font-name-complex="AngsanaUPC"/>
    </style:style>
    <style:style style:name="T256" style:parent-style-name="Policepardéfaut" style:family="text">
      <style:text-properties style:font-name-complex="AngsanaUPC"/>
    </style:style>
    <style:style style:name="T257" style:parent-style-name="Policepardéfaut" style:family="text">
      <style:text-properties style:font-name-complex="AngsanaUPC"/>
    </style:style>
    <style:style style:name="T258" style:parent-style-name="Policepardéfaut" style:family="text">
      <style:text-properties style:font-name-complex="AngsanaUPC"/>
    </style:style>
    <style:style style:name="T259" style:parent-style-name="Policepardéfaut" style:family="text">
      <style:text-properties style:font-name-complex="AngsanaUPC"/>
    </style:style>
    <style:style style:name="T260" style:parent-style-name="Policepardéfaut" style:family="text">
      <style:text-properties style:font-name-complex="AngsanaUPC"/>
    </style:style>
    <style:style style:name="T261" style:parent-style-name="Policepardéfaut" style:family="text">
      <style:text-properties style:font-name-complex="AngsanaUPC"/>
    </style:style>
    <style:style style:name="T262" style:parent-style-name="Policepardéfaut" style:family="text">
      <style:text-properties style:font-name-complex="AngsanaUPC"/>
    </style:style>
    <style:style style:name="T263" style:parent-style-name="Policepardéfaut" style:family="text">
      <style:text-properties style:font-name-complex="AngsanaUPC"/>
    </style:style>
    <style:style style:name="T264" style:parent-style-name="Policepardéfaut" style:family="text">
      <style:text-properties style:font-name-complex="AngsanaUPC" fo:font-style="italic" style:font-style-asian="italic"/>
    </style:style>
    <style:style style:name="T265" style:parent-style-name="Policepardéfaut" style:family="text">
      <style:text-properties style:font-name-complex="AngsanaUPC" fo:font-style="italic" style:font-style-asian="italic"/>
    </style:style>
    <style:style style:name="T266" style:parent-style-name="Policepardéfaut" style:family="text">
      <style:text-properties style:font-name-complex="AngsanaUPC"/>
    </style:style>
    <style:style style:name="T267" style:parent-style-name="Policepardéfaut" style:family="text">
      <style:text-properties style:font-name-complex="AngsanaUPC"/>
    </style:style>
    <style:style style:name="T268" style:parent-style-name="Policepardéfaut" style:family="text">
      <style:text-properties style:font-name-complex="AngsanaUPC"/>
    </style:style>
    <style:style style:name="T269" style:parent-style-name="Policepardéfaut" style:family="text">
      <style:text-properties style:font-name-complex="AngsanaUPC"/>
    </style:style>
    <style:style style:name="T270" style:parent-style-name="Policepardéfaut" style:family="text">
      <style:text-properties style:font-name-complex="AngsanaUPC"/>
    </style:style>
    <style:style style:name="T271" style:parent-style-name="Policepardéfaut" style:family="text">
      <style:text-properties style:font-name-complex="AngsanaUPC"/>
    </style:style>
    <style:style style:name="T272" style:parent-style-name="Policepardéfaut" style:family="text">
      <style:text-properties style:font-name-complex="AngsanaUPC"/>
    </style:style>
    <style:style style:name="T273" style:parent-style-name="quote.c" style:family="text">
      <style:text-properties style:font-name-complex="AngsanaUPC"/>
    </style:style>
    <style:style style:name="T274" style:parent-style-name="quote.c" style:family="text">
      <style:text-properties style:font-name-complex="AngsanaUPC"/>
    </style:style>
    <style:style style:name="T275" style:parent-style-name="quote.c" style:family="text">
      <style:text-properties style:font-name-complex="AngsanaUPC" fo:font-style="italic" style:font-style-asian="italic"/>
    </style:style>
    <style:style style:name="T276" style:parent-style-name="quote.c" style:family="text">
      <style:text-properties style:font-name-complex="AngsanaUPC"/>
    </style:style>
    <style:style style:name="T277" style:parent-style-name="quote.c" style:family="text">
      <style:text-properties style:font-name-complex="AngsanaUPC"/>
    </style:style>
    <style:style style:name="T278" style:parent-style-name="quote.c" style:family="text">
      <style:text-properties style:font-name-complex="AngsanaUPC"/>
    </style:style>
    <style:style style:name="T279" style:parent-style-name="quote.c" style:family="text">
      <style:text-properties style:font-name-complex="AngsanaUPC"/>
    </style:style>
    <style:style style:name="T280" style:parent-style-name="quote.c" style:family="text">
      <style:text-properties style:font-name-complex="AngsanaUPC"/>
    </style:style>
    <style:style style:name="T281" style:parent-style-name="Policepardéfaut" style:family="text">
      <style:text-properties style:font-name-complex="AngsanaUPC"/>
    </style:style>
    <style:style style:name="T282" style:parent-style-name="Policepardéfaut" style:family="text">
      <style:text-properties style:font-name-complex="AngsanaUPC"/>
    </style:style>
    <style:style style:name="T283" style:parent-style-name="Policepardéfaut" style:family="text">
      <style:text-properties style:font-name-complex="AngsanaUPC"/>
    </style:style>
    <style:style style:name="T284" style:parent-style-name="Policepardéfaut" style:family="text">
      <style:text-properties style:font-name-complex="AngsanaUPC"/>
    </style:style>
    <style:style style:name="T285" style:parent-style-name="Policepardéfaut" style:family="text">
      <style:text-properties style:font-name-complex="AngsanaUPC"/>
    </style:style>
    <style:style style:name="T286" style:parent-style-name="Policepardéfaut" style:family="text">
      <style:text-properties style:font-name-complex="AngsanaUPC"/>
    </style:style>
    <style:style style:name="T287" style:parent-style-name="Policepardéfaut" style:family="text">
      <style:text-properties style:font-name-complex="AngsanaUPC"/>
    </style:style>
    <style:style style:name="T288" style:parent-style-name="pb" style:family="text">
      <style:text-properties style:font-name-complex="AngsanaUPC"/>
    </style:style>
    <style:style style:name="T289" style:parent-style-name="Policepardéfaut" style:family="text">
      <style:text-properties style:font-name-complex="AngsanaUPC"/>
    </style:style>
    <style:style style:name="T290" style:parent-style-name="Policepardéfaut" style:family="text">
      <style:text-properties style:font-name-complex="AngsanaUPC"/>
    </style:style>
    <style:style style:name="T291" style:parent-style-name="Policepardéfaut" style:family="text">
      <style:text-properties style:font-name-complex="AngsanaUPC"/>
    </style:style>
    <style:style style:name="T292" style:parent-style-name="Policepardéfaut" style:family="text">
      <style:text-properties style:font-name-complex="AngsanaUPC"/>
    </style:style>
    <style:style style:name="T293" style:parent-style-name="Policepardéfaut" style:family="text">
      <style:text-properties style:font-name-complex="AngsanaUPC"/>
    </style:style>
    <style:style style:name="T294" style:parent-style-name="Policepardéfaut" style:family="text">
      <style:text-properties style:font-name-complex="AngsanaUPC"/>
    </style:style>
    <style:style style:name="T295" style:parent-style-name="Policepardéfaut" style:family="text">
      <style:text-properties style:font-name-complex="AngsanaUPC"/>
    </style:style>
    <style:style style:name="T296" style:parent-style-name="Policepardéfaut" style:family="text">
      <style:text-properties style:font-name-complex="AngsanaUPC"/>
    </style:style>
    <style:style style:name="T297" style:parent-style-name="Policepardéfaut" style:family="text">
      <style:text-properties style:font-name-complex="AngsanaUPC"/>
    </style:style>
    <style:style style:name="T298" style:parent-style-name="Policepardéfaut" style:family="text">
      <style:text-properties style:font-name-complex="AngsanaUPC"/>
    </style:style>
    <style:style style:name="T299" style:parent-style-name="Policepardéfaut" style:family="text">
      <style:text-properties style:font-name-complex="AngsanaUPC" fo:font-style="italic" style:font-style-asian="italic"/>
    </style:style>
    <style:style style:name="T300" style:parent-style-name="Policepardéfaut" style:family="text">
      <style:text-properties style:font-name-complex="AngsanaUPC"/>
    </style:style>
    <style:style style:name="T301" style:parent-style-name="Policepardéfaut" style:family="text">
      <style:text-properties style:font-name-complex="AngsanaUPC"/>
    </style:style>
    <style:style style:name="T302" style:parent-style-name="Policepardéfaut" style:family="text">
      <style:text-properties style:font-name-complex="AngsanaUPC" fo:font-style="italic" style:font-style-asian="italic"/>
    </style:style>
    <style:style style:name="T303" style:parent-style-name="Policepardéfaut" style:family="text">
      <style:text-properties style:font-name-complex="AngsanaUPC" fo:font-style="italic" style:font-style-asian="italic"/>
    </style:style>
    <style:style style:name="T304" style:parent-style-name="Policepardéfaut" style:family="text">
      <style:text-properties style:font-name-complex="AngsanaUPC"/>
    </style:style>
    <style:style style:name="T305" style:parent-style-name="Policepardéfaut" style:family="text">
      <style:text-properties style:font-name-complex="AngsanaUPC" fo:font-style="italic" style:font-style-asian="italic"/>
    </style:style>
    <style:style style:name="T306" style:parent-style-name="Policepardéfaut" style:family="text">
      <style:text-properties style:font-name-complex="AngsanaUPC" fo:font-style="italic" style:font-style-asian="italic"/>
    </style:style>
    <style:style style:name="T307" style:parent-style-name="Policepardéfaut" style:family="text">
      <style:text-properties style:font-name-complex="AngsanaUPC"/>
    </style:style>
    <style:style style:name="T308" style:parent-style-name="Policepardéfaut" style:family="text">
      <style:text-properties style:font-name-complex="AngsanaUPC"/>
    </style:style>
    <style:style style:name="T309" style:parent-style-name="Policepardéfaut" style:family="text">
      <style:text-properties style:font-name-complex="AngsanaUPC"/>
    </style:style>
    <style:style style:name="T310" style:parent-style-name="Policepardéfaut" style:family="text">
      <style:text-properties style:font-name-complex="AngsanaUPC"/>
    </style:style>
    <style:style style:name="T311" style:parent-style-name="Policepardéfaut" style:family="text">
      <style:text-properties style:font-name-complex="AngsanaUPC"/>
    </style:style>
    <style:style style:name="T312" style:parent-style-name="Policepardéfaut" style:family="text">
      <style:text-properties style:font-name-complex="AngsanaUPC"/>
    </style:style>
    <style:style style:name="T313" style:parent-style-name="Policepardéfaut" style:family="text">
      <style:text-properties style:font-name-complex="AngsanaUPC"/>
    </style:style>
    <style:style style:name="T314" style:parent-style-name="Policepardéfaut" style:family="text">
      <style:text-properties style:font-name-complex="AngsanaUPC" fo:font-style="italic" style:font-style-asian="italic"/>
    </style:style>
    <style:style style:name="T315" style:parent-style-name="Policepardéfaut" style:family="text">
      <style:text-properties style:font-name-complex="AngsanaUPC" fo:font-style="italic" style:font-style-asian="italic"/>
    </style:style>
    <style:style style:name="T316" style:parent-style-name="Policepardéfaut" style:family="text">
      <style:text-properties style:font-name-complex="AngsanaUPC"/>
    </style:style>
    <style:style style:name="T317" style:parent-style-name="Policepardéfaut" style:family="text">
      <style:text-properties style:font-name-complex="AngsanaUPC"/>
    </style:style>
    <style:style style:name="T318" style:parent-style-name="Policepardéfaut" style:family="text">
      <style:text-properties style:font-name-complex="AngsanaUPC"/>
    </style:style>
    <style:style style:name="T319" style:parent-style-name="Policepardéfaut" style:family="text">
      <style:text-properties style:font-name-complex="AngsanaUPC"/>
    </style:style>
    <style:style style:name="T320" style:parent-style-name="Policepardéfaut" style:family="text">
      <style:text-properties style:font-name-complex="AngsanaUPC" fo:font-style="italic" style:font-style-asian="italic"/>
    </style:style>
    <style:style style:name="T321" style:parent-style-name="Policepardéfaut" style:family="text">
      <style:text-properties style:font-name-complex="AngsanaUPC" fo:font-style="italic" style:font-style-asian="italic"/>
    </style:style>
    <style:style style:name="T322" style:parent-style-name="Policepardéfaut" style:family="text">
      <style:text-properties style:font-name-complex="AngsanaUPC" fo:font-style="italic" style:font-style-asian="italic"/>
    </style:style>
    <style:style style:name="T323" style:parent-style-name="Policepardéfaut" style:family="text">
      <style:text-properties style:font-name-complex="AngsanaUPC" fo:font-style="italic" style:font-style-asian="italic"/>
    </style:style>
    <style:style style:name="T324" style:parent-style-name="Policepardéfaut" style:family="text">
      <style:text-properties style:font-name-complex="AngsanaUPC"/>
    </style:style>
    <style:style style:name="T325" style:parent-style-name="Policepardéfaut" style:family="text">
      <style:text-properties style:font-name-complex="AngsanaUPC" fo:font-style="italic" style:font-style-asian="italic"/>
    </style:style>
    <style:style style:name="T326" style:parent-style-name="Policepardéfaut" style:family="text">
      <style:text-properties style:font-name-complex="AngsanaUPC" fo:font-style="italic" style:font-style-asian="italic"/>
    </style:style>
    <style:style style:name="T327" style:parent-style-name="Policepardéfaut" style:family="text">
      <style:text-properties style:font-name-complex="AngsanaUPC" fo:font-style="italic" style:font-style-asian="italic"/>
    </style:style>
    <style:style style:name="T328" style:parent-style-name="Policepardéfaut" style:family="text">
      <style:text-properties style:font-name-complex="AngsanaUPC"/>
    </style:style>
    <style:style style:name="T329" style:parent-style-name="Policepardéfaut" style:family="text">
      <style:text-properties style:font-name-complex="AngsanaUPC"/>
    </style:style>
    <style:style style:name="T330" style:parent-style-name="Policepardéfaut" style:family="text">
      <style:text-properties style:font-name-complex="AngsanaUPC" fo:font-style="italic" style:font-style-asian="italic"/>
    </style:style>
    <style:style style:name="T331" style:parent-style-name="Policepardéfaut" style:family="text">
      <style:text-properties style:font-name-complex="AngsanaUPC" fo:font-style="italic" style:font-style-asian="italic"/>
    </style:style>
    <style:style style:name="T332" style:parent-style-name="Policepardéfaut" style:family="text">
      <style:text-properties style:font-name-complex="AngsanaUPC" fo:font-style="italic" style:font-style-asian="italic"/>
    </style:style>
    <style:style style:name="T333" style:parent-style-name="Policepardéfaut" style:family="text">
      <style:text-properties style:font-name-complex="AngsanaUPC"/>
    </style:style>
    <style:style style:name="T334" style:parent-style-name="Policepardéfaut" style:family="text">
      <style:text-properties style:font-name-complex="AngsanaUPC"/>
    </style:style>
    <style:style style:name="T335" style:parent-style-name="Policepardéfaut" style:family="text">
      <style:text-properties style:font-name-complex="AngsanaUPC"/>
    </style:style>
    <style:style style:name="T336" style:parent-style-name="Policepardéfaut" style:family="text">
      <style:text-properties style:font-name-complex="AngsanaUPC"/>
    </style:style>
    <style:style style:name="T337" style:parent-style-name="Policepardéfaut" style:family="text">
      <style:text-properties style:font-name-complex="AngsanaUPC"/>
    </style:style>
    <style:style style:name="T338" style:parent-style-name="Policepardéfaut" style:family="text">
      <style:text-properties style:font-name-complex="AngsanaUPC"/>
    </style:style>
    <style:style style:name="T339" style:parent-style-name="Policepardéfaut" style:family="text">
      <style:text-properties style:font-name-complex="AngsanaUPC"/>
    </style:style>
    <style:style style:name="T340" style:parent-style-name="Policepardéfaut" style:family="text">
      <style:text-properties style:font-name-complex="AngsanaUPC" fo:font-style="italic" style:font-style-asian="italic"/>
    </style:style>
    <style:style style:name="T341" style:parent-style-name="Policepardéfaut" style:family="text">
      <style:text-properties style:font-name-complex="AngsanaUPC" fo:font-style="italic" style:font-style-asian="italic"/>
    </style:style>
    <style:style style:name="T342" style:parent-style-name="Policepardéfaut" style:family="text">
      <style:text-properties style:font-name-complex="AngsanaUPC"/>
    </style:style>
    <style:style style:name="T343" style:parent-style-name="Policepardéfaut" style:family="text">
      <style:text-properties style:font-name-complex="AngsanaUPC" fo:font-style="italic" style:font-style-asian="italic"/>
    </style:style>
    <style:style style:name="T344" style:parent-style-name="Policepardéfaut" style:family="text">
      <style:text-properties style:font-name-complex="AngsanaUPC"/>
    </style:style>
    <style:style style:name="T345" style:parent-style-name="Policepardéfaut" style:family="text">
      <style:text-properties style:font-name-complex="AngsanaUPC" fo:font-style="italic" style:font-style-asian="italic"/>
    </style:style>
    <style:style style:name="T346" style:parent-style-name="Policepardéfaut" style:family="text">
      <style:text-properties style:font-name-complex="AngsanaUPC" fo:font-style="italic" style:font-style-asian="italic"/>
    </style:style>
    <style:style style:name="T347" style:parent-style-name="Policepardéfaut" style:family="text">
      <style:text-properties style:font-name-complex="AngsanaUPC" fo:font-style="italic" style:font-style-asian="italic"/>
    </style:style>
    <style:style style:name="T348" style:parent-style-name="Policepardéfaut" style:family="text">
      <style:text-properties style:font-name-complex="AngsanaUPC"/>
    </style:style>
    <style:style style:name="T349" style:parent-style-name="Policepardéfaut" style:family="text">
      <style:text-properties style:font-name-complex="AngsanaUPC" fo:font-style="italic" style:font-style-asian="italic"/>
    </style:style>
    <style:style style:name="T350" style:parent-style-name="Policepardéfaut" style:family="text">
      <style:text-properties style:font-name-complex="AngsanaUPC" fo:font-style="italic" style:font-style-asian="italic"/>
    </style:style>
    <style:style style:name="T351" style:parent-style-name="Policepardéfaut" style:family="text">
      <style:text-properties style:font-name-complex="AngsanaUPC"/>
    </style:style>
    <style:style style:name="T352" style:parent-style-name="Policepardéfaut" style:family="text">
      <style:text-properties style:font-name-complex="AngsanaUPC"/>
    </style:style>
    <style:style style:name="T353" style:parent-style-name="Policepardéfaut" style:family="text">
      <style:text-properties style:font-name-complex="AngsanaUPC"/>
    </style:style>
    <style:style style:name="T354" style:parent-style-name="Policepardéfaut" style:family="text">
      <style:text-properties style:font-name-complex="AngsanaUPC"/>
    </style:style>
    <style:style style:name="T355" style:parent-style-name="Policepardéfaut" style:family="text">
      <style:text-properties style:font-name-complex="AngsanaUPC"/>
    </style:style>
    <style:style style:name="T356" style:parent-style-name="Policepardéfaut" style:family="text">
      <style:text-properties style:font-name-complex="AngsanaUPC"/>
    </style:style>
    <style:style style:name="T357" style:parent-style-name="Policepardéfaut" style:family="text">
      <style:text-properties style:font-name-complex="AngsanaUPC"/>
    </style:style>
    <style:style style:name="T358" style:parent-style-name="Policepardéfaut" style:family="text">
      <style:text-properties style:font-name-complex="AngsanaUPC"/>
    </style:style>
    <style:style style:name="T359" style:parent-style-name="Policepardéfaut" style:family="text">
      <style:text-properties style:font-name-complex="AngsanaUPC" fo:font-style="italic" style:font-style-asian="italic"/>
    </style:style>
    <style:style style:name="T360" style:parent-style-name="Policepardéfaut" style:family="text">
      <style:text-properties style:font-name-complex="AngsanaUPC" fo:font-style="italic" style:font-style-asian="italic"/>
    </style:style>
    <style:style style:name="T361" style:parent-style-name="Policepardéfaut" style:family="text">
      <style:text-properties style:font-name-complex="AngsanaUPC"/>
    </style:style>
    <style:style style:name="T362" style:parent-style-name="Policepardéfaut" style:family="text">
      <style:text-properties style:font-name-complex="AngsanaUPC" fo:font-style="italic" style:font-style-asian="italic"/>
    </style:style>
    <style:style style:name="T363" style:parent-style-name="Policepardéfaut" style:family="text">
      <style:text-properties style:font-name-complex="AngsanaUPC"/>
    </style:style>
    <style:style style:name="T364" style:parent-style-name="Policepardéfaut" style:family="text">
      <style:text-properties style:font-name-complex="AngsanaUPC" fo:font-style="italic" style:font-style-asian="italic"/>
    </style:style>
    <style:style style:name="T365" style:parent-style-name="Policepardéfaut" style:family="text">
      <style:text-properties style:font-name-complex="AngsanaUPC"/>
    </style:style>
    <style:style style:name="P366" style:parent-style-name="quote.l" style:family="paragraph">
      <style:text-properties fo:font-style="italic" style:font-style-asian="italic" fo:language="it" fo:country="IT"/>
    </style:style>
    <style:style style:name="T367" style:parent-style-name="Policepardéfaut" style:family="text">
      <style:text-properties fo:font-style="italic" style:font-style-asian="italic" fo:language="it" fo:country="IT"/>
    </style:style>
    <style:style style:name="T368" style:parent-style-name="Policepardéfaut" style:family="text">
      <style:text-properties fo:font-style="italic" style:font-style-asian="italic" fo:language="it" fo:country="IT"/>
    </style:style>
    <style:style style:name="T369" style:parent-style-name="Policepardéfaut" style:family="text">
      <style:text-properties fo:font-style="italic" style:font-style-asian="italic" fo:language="it" fo:country="IT"/>
    </style:style>
    <style:style style:name="T370" style:parent-style-name="Policepardéfaut" style:family="text">
      <style:text-properties style:font-name-complex="AngsanaUPC" fo:font-style="italic" style:font-style-asian="italic"/>
    </style:style>
    <style:style style:name="T371" style:parent-style-name="Policepardéfaut" style:family="text">
      <style:text-properties fo:font-style="italic" style:font-style-asian="italic"/>
    </style:style>
    <style:style style:name="T372" style:parent-style-name="Policepardéfaut" style:family="text">
      <style:text-properties fo:font-style="italic" style:font-style-asian="italic" fo:language="it" fo:country="IT"/>
    </style:style>
    <style:style style:name="T373" style:parent-style-name="Policepardéfaut" style:family="text">
      <style:text-properties fo:font-style="italic" style:font-style-asian="italic"/>
    </style:style>
    <style:style style:name="T374" style:parent-style-name="Policepardéfaut" style:family="text">
      <style:text-properties fo:font-style="italic" style:font-style-asian="italic" fo:language="it" fo:country="IT"/>
    </style:style>
    <style:style style:name="P375" style:parent-style-name="quote.l" style:family="paragraph">
      <style:text-properties fo:font-style="italic" style:font-style-asian="italic"/>
    </style:style>
    <style:style style:name="T376" style:parent-style-name="Policepardéfaut" style:family="text">
      <style:text-properties style:font-name-complex="AngsanaUPC" fo:font-style="italic" style:font-style-asian="italic"/>
    </style:style>
    <style:style style:name="T377" style:parent-style-name="Policepardéfaut" style:family="text">
      <style:text-properties style:font-name-complex="AngsanaUPC"/>
    </style:style>
    <style:style style:name="T378" style:parent-style-name="Policepardéfaut" style:family="text">
      <style:text-properties style:font-name-complex="AngsanaUPC" fo:font-style="italic" style:font-style-asian="italic"/>
    </style:style>
    <style:style style:name="T379" style:parent-style-name="Policepardéfaut" style:family="text">
      <style:text-properties style:font-name-complex="AngsanaUPC" fo:font-style="italic" style:font-style-asian="italic"/>
    </style:style>
    <style:style style:name="T380" style:parent-style-name="Policepardéfaut" style:family="text">
      <style:text-properties style:font-name-complex="AngsanaUPC" fo:font-style="italic" style:font-style-asian="italic"/>
    </style:style>
    <style:style style:name="T381" style:parent-style-name="Policepardéfaut" style:family="text">
      <style:text-properties style:font-name-complex="AngsanaUPC"/>
    </style:style>
    <style:style style:name="T382" style:parent-style-name="Policepardéfaut" style:family="text">
      <style:text-properties style:font-name-complex="AngsanaUPC" fo:font-style="italic" style:font-style-asian="italic"/>
    </style:style>
    <style:style style:name="T383" style:parent-style-name="Policepardéfaut" style:family="text">
      <style:text-properties style:font-name-complex="AngsanaUPC" fo:font-style="italic" style:font-style-asian="italic"/>
    </style:style>
    <style:style style:name="T384" style:parent-style-name="Policepardéfaut" style:family="text">
      <style:text-properties style:font-name-complex="AngsanaUPC"/>
    </style:style>
    <style:style style:name="T385" style:parent-style-name="Policepardéfaut" style:family="text">
      <style:text-properties style:font-name-complex="AngsanaUPC"/>
    </style:style>
    <style:style style:name="T386" style:parent-style-name="Policepardéfaut" style:family="text">
      <style:text-properties style:font-name-complex="AngsanaUPC"/>
    </style:style>
    <style:style style:name="T387" style:parent-style-name="Policepardéfaut" style:family="text">
      <style:text-properties style:font-name-complex="AngsanaUPC"/>
    </style:style>
    <style:style style:name="T388" style:parent-style-name="Policepardéfaut" style:family="text">
      <style:text-properties style:font-name-complex="AngsanaUPC"/>
    </style:style>
    <style:style style:name="T389" style:parent-style-name="Policepardéfaut" style:family="text">
      <style:text-properties style:font-name-complex="AngsanaUPC"/>
    </style:style>
    <style:style style:name="T390" style:parent-style-name="Policepardéfaut" style:family="text">
      <style:text-properties style:font-name-complex="AngsanaUPC"/>
    </style:style>
    <style:style style:name="T391" style:parent-style-name="Policepardéfaut" style:family="text">
      <style:text-properties style:font-name-complex="AngsanaUPC"/>
    </style:style>
    <style:style style:name="T392" style:parent-style-name="Policepardéfaut" style:family="text">
      <style:text-properties style:font-name-complex="AngsanaUPC"/>
    </style:style>
    <style:style style:name="T393" style:parent-style-name="Policepardéfaut" style:family="text">
      <style:text-properties style:font-name-complex="AngsanaUPC" fo:font-style="italic" style:font-style-asian="italic"/>
    </style:style>
    <style:style style:name="T394" style:parent-style-name="Policepardéfaut" style:family="text">
      <style:text-properties style:font-name-complex="AngsanaUPC"/>
    </style:style>
    <style:style style:name="T395" style:parent-style-name="Policepardéfaut" style:family="text">
      <style:text-properties style:font-name-complex="AngsanaUPC"/>
    </style:style>
    <style:style style:name="T396" style:parent-style-name="Policepardéfaut" style:family="text">
      <style:text-properties style:font-name-complex="AngsanaUPC" fo:font-style="italic" style:font-style-asian="italic"/>
    </style:style>
    <style:style style:name="T397" style:parent-style-name="Policepardéfaut" style:family="text">
      <style:text-properties style:font-name-complex="AngsanaUPC" fo:font-style="italic" style:font-style-asian="italic"/>
    </style:style>
    <style:style style:name="T398" style:parent-style-name="Policepardéfaut" style:family="text">
      <style:text-properties style:font-name-complex="AngsanaUPC" fo:font-style="italic" style:font-style-asian="italic"/>
    </style:style>
    <style:style style:name="T399" style:parent-style-name="Policepardéfaut" style:family="text">
      <style:text-properties style:font-name-complex="AngsanaUPC"/>
    </style:style>
    <style:style style:name="T400" style:parent-style-name="Policepardéfaut" style:family="text">
      <style:text-properties style:font-name-complex="AngsanaUPC" fo:font-style="italic" style:font-style-asian="italic"/>
    </style:style>
    <style:style style:name="T401" style:parent-style-name="Policepardéfaut" style:family="text">
      <style:text-properties style:font-name-complex="AngsanaUPC"/>
    </style:style>
    <style:style style:name="T402" style:parent-style-name="Policepardéfaut" style:family="text">
      <style:text-properties style:font-name-complex="AngsanaUPC"/>
    </style:style>
    <style:style style:name="T403" style:parent-style-name="Policepardéfaut" style:family="text">
      <style:text-properties style:font-name-complex="AngsanaUPC"/>
    </style:style>
    <style:style style:name="T404" style:parent-style-name="Policepardéfaut" style:family="text">
      <style:text-properties style:font-name-complex="AngsanaUPC"/>
    </style:style>
    <style:style style:name="T405" style:parent-style-name="Policepardéfaut" style:family="text">
      <style:text-properties style:font-name-complex="AngsanaUPC"/>
    </style:style>
    <style:style style:name="T406" style:parent-style-name="Policepardéfaut" style:family="text">
      <style:text-properties style:font-name-complex="AngsanaUPC"/>
    </style:style>
    <style:style style:name="T407" style:parent-style-name="Policepardéfaut" style:family="text">
      <style:text-properties style:font-name-complex="AngsanaUPC"/>
    </style:style>
    <style:style style:name="T408" style:parent-style-name="Policepardéfaut" style:family="text">
      <style:text-properties style:font-name-complex="AngsanaUPC"/>
    </style:style>
    <style:style style:name="T409" style:parent-style-name="Policepardéfaut" style:family="text">
      <style:text-properties style:font-name-complex="AngsanaUPC"/>
    </style:style>
    <style:style style:name="T410" style:parent-style-name="Policepardéfaut" style:family="text">
      <style:text-properties style:font-name-complex="AngsanaUPC"/>
    </style:style>
    <style:style style:name="T411" style:parent-style-name="Policepardéfaut" style:family="text">
      <style:text-properties style:font-name-complex="AngsanaUPC"/>
    </style:style>
    <style:style style:name="T412" style:parent-style-name="Policepardéfaut" style:family="text">
      <style:text-properties style:font-name-complex="AngsanaUPC"/>
    </style:style>
    <style:style style:name="T413" style:parent-style-name="Policepardéfaut" style:family="text">
      <style:text-properties style:font-name-complex="AngsanaUPC"/>
    </style:style>
    <style:style style:name="T414" style:parent-style-name="Policepardéfaut" style:family="text">
      <style:text-properties style:font-name-complex="AngsanaUPC"/>
    </style:style>
    <style:style style:name="T415" style:parent-style-name="Policepardéfaut" style:family="text">
      <style:text-properties style:font-name-complex="AngsanaUPC" fo:font-style="italic" style:font-style-asian="italic"/>
    </style:style>
    <style:style style:name="T416" style:parent-style-name="Policepardéfaut" style:family="text">
      <style:text-properties style:font-name-complex="AngsanaUPC" fo:font-style="italic" style:font-style-asian="italic"/>
    </style:style>
    <style:style style:name="T417" style:parent-style-name="Policepardéfaut" style:family="text">
      <style:text-properties style:font-name-complex="AngsanaUPC" fo:font-style="italic" style:font-style-asian="italic"/>
    </style:style>
    <style:style style:name="T418" style:parent-style-name="Policepardéfaut" style:family="text">
      <style:text-properties style:font-name-complex="AngsanaUPC"/>
    </style:style>
    <style:style style:name="T419" style:parent-style-name="Policepardéfaut" style:family="text">
      <style:text-properties style:font-name-complex="AngsanaUPC"/>
    </style:style>
    <style:style style:name="T420" style:parent-style-name="Policepardéfaut" style:family="text">
      <style:text-properties style:font-name-complex="AngsanaUPC"/>
    </style:style>
    <style:style style:name="T421" style:parent-style-name="Policepardéfaut" style:family="text">
      <style:text-properties style:font-name-complex="AngsanaUPC" fo:font-style="italic" style:font-style-asian="italic"/>
    </style:style>
    <style:style style:name="T422" style:parent-style-name="Policepardéfaut" style:family="text">
      <style:text-properties style:font-name-complex="AngsanaUPC" fo:font-style="italic" style:font-style-asian="italic"/>
    </style:style>
    <style:style style:name="T423" style:parent-style-name="Policepardéfaut" style:family="text">
      <style:text-properties style:font-name-complex="AngsanaUPC" fo:font-style="italic" style:font-style-asian="italic"/>
    </style:style>
    <style:style style:name="T424" style:parent-style-name="Policepardéfaut" style:family="text">
      <style:text-properties style:font-name-complex="AngsanaUPC"/>
    </style:style>
    <style:style style:name="T425" style:parent-style-name="Policepardéfaut" style:family="text">
      <style:text-properties style:font-name-complex="AngsanaUPC"/>
    </style:style>
    <style:style style:name="T426" style:parent-style-name="Policepardéfaut" style:family="text">
      <style:text-properties style:font-name-complex="AngsanaUPC"/>
    </style:style>
    <style:style style:name="T427" style:parent-style-name="Policepardéfaut" style:family="text">
      <style:text-properties style:font-name-complex="AngsanaUPC"/>
    </style:style>
    <style:style style:name="T428" style:parent-style-name="Policepardéfaut" style:family="text">
      <style:text-properties style:font-name-complex="AngsanaUPC"/>
    </style:style>
    <style:style style:name="T429" style:parent-style-name="Policepardéfaut" style:family="text">
      <style:text-properties style:font-name-complex="AngsanaUPC" fo:font-style="italic" style:font-style-asian="italic"/>
    </style:style>
    <style:style style:name="T430" style:parent-style-name="Policepardéfaut" style:family="text">
      <style:text-properties style:font-name-complex="AngsanaUPC" fo:font-style="italic" style:font-style-asian="italic"/>
    </style:style>
    <style:style style:name="T431" style:parent-style-name="Policepardéfaut" style:family="text">
      <style:text-properties style:font-name-complex="AngsanaUPC" fo:font-style="italic" style:font-style-asian="italic"/>
    </style:style>
    <style:style style:name="T432" style:parent-style-name="Policepardéfaut" style:family="text">
      <style:text-properties style:font-name-complex="AngsanaUPC"/>
    </style:style>
    <style:style style:name="T433" style:parent-style-name="Policepardéfaut" style:family="text">
      <style:text-properties style:font-name-complex="AngsanaUPC" fo:font-style="italic" style:font-style-asian="italic"/>
    </style:style>
    <style:style style:name="T434" style:parent-style-name="Policepardéfaut" style:family="text">
      <style:text-properties style:font-name-complex="AngsanaUPC" fo:font-style="italic" style:font-style-asian="italic"/>
    </style:style>
    <style:style style:name="T435" style:parent-style-name="Policepardéfaut" style:family="text">
      <style:text-properties style:font-name-complex="AngsanaUPC"/>
    </style:style>
    <style:style style:name="T436" style:parent-style-name="Policepardéfaut" style:family="text">
      <style:text-properties style:font-name-complex="AngsanaUPC"/>
    </style:style>
    <style:style style:name="T437" style:parent-style-name="Policepardéfaut" style:family="text">
      <style:text-properties style:font-name-complex="AngsanaUPC"/>
    </style:style>
    <style:style style:name="T438" style:parent-style-name="Policepardéfaut" style:family="text">
      <style:text-properties style:font-name-complex="AngsanaUPC"/>
    </style:style>
    <style:style style:name="T439" style:parent-style-name="Policepardéfaut" style:family="text">
      <style:text-properties style:font-name-complex="AngsanaUPC"/>
    </style:style>
    <style:style style:name="T440" style:parent-style-name="Policepardéfaut" style:family="text">
      <style:text-properties style:font-name-complex="AngsanaUPC" fo:font-style="italic" style:font-style-asian="italic"/>
    </style:style>
    <style:style style:name="T441" style:parent-style-name="Policepardéfaut" style:family="text">
      <style:text-properties style:font-name-complex="AngsanaUPC" fo:font-style="italic" style:font-style-asian="italic"/>
    </style:style>
    <style:style style:name="T442" style:parent-style-name="Policepardéfaut" style:family="text">
      <style:text-properties style:font-name-complex="AngsanaUPC"/>
    </style:style>
  </office:automatic-styles>
  <office:body>
    <office:text text:use-soft-page-breaks="true">
      <text:p text:style-name="P1">title : Notices<text:s/>de<text:s/><text:span text:style-name="T2">L’Étourdi</text:span><text:s/>et du<text:s/><text:span text:style-name="T3">Dépit amoureux</text:span><text:s/>(<text:span text:style-name="T4">Œuvres de Molière</text:span>, tome I)</text:p>
      <text:p text:style-name="P5">creator : Louis Simon Auger</text:p>
      <text:p text:style-name="P6">copyeditor : Floria Benamer (Stylage sémantique)<text:s/></text:p>
      <text:p text:style-name="P7">publisher : Université Paris-Sorbonne, LABEX OBVIL</text:p>
      <text:p text:style-name="P8">issued : 2015</text:p>
      <text:p text:style-name="P9">idno : http://obvil.paris-sorbonne.fr/corpus/moliere/critique/auger_notices-01</text:p>
      <text:p text:style-name="P10">source :<text:s/><text:span text:style-name="T11">Œuvres de Molière, avec un commentaire, un discours préliminaire et des notes, par M. Auger, de l’Académie françoise</text:span>, tome I,<text:s/>Paris, T. Desoer, Paris,<text:s/>1819.<text:s/>Graphies modernisées.</text:p>
      <text:p text:style-name="P12">created : 1819</text:p>
      <text:p text:style-name="P13">language : fre</text:p>
      <text:h text:style-name="P14" text:outline-level="1"><text:bookmark-start text:name="bookmark0"/><text:bookmark-end text:name="bookmark0"/><text:span text:style-name="T15">Notice historique et littéraire sur<text:s/></text:span><text:span text:style-name="T16">L</text:span><text:span text:style-name="T17">’</text:span><text:span text:style-name="T18">É</text:span><text:span text:style-name="T19">tourdi</text:span></text:h>
      <text:p text:style-name="Corpsdetexte"><text:span text:style-name="pb">[p.<text:s/></text:span><text:span text:style-name="pb">171</text:span><text:span text:style-name="pb">]<text:s/></text:span><text:span text:style-name="T20">L</text:span><text:span text:style-name="T21">’Étourdi</text:span><text:s/>fut joué d’abord à Lyon<text:s/>en 1653, ensuite à Béziers, pendant la tenue des états de Languedoc, enfin à Paris, le 3 décembre 1659, sur le théâtre du Petit-Bourbon. Cette comédie fut imprimée pour la première fois en 1663.</text:p>
      <text:p text:style-name="Corpsdetexte"><text:span text:style-name="T22">L</text:span><text:span text:style-name="T23">’</text:span><text:span text:style-name="T24">Étourdi</text:span><text:s/><text:span text:style-name="T25">n’est point de l’invention de Molièr</text:span><text:span text:style-name="T26">e ;</text:span><text:span text:style-name="T27"><text:s/>c’est, comme on l</text:span><text:span text:style-name="T28">’</text:span><text:span text:style-name="T29">a pu voir dans les notes, l’imitation d’une pièce italienne, intitulée<text:s/></text:span><text:span text:style-name="T30">L</text:span><text:span text:style-name="T31">’</text:span><text:span text:style-name="T32">Inavvertito</text:span><text:s/><text:span text:style-name="T33">et imprimée en<text:s/></text:span><text:span text:style-name="T34">1629</text:span><text:span text:style-name="T35">, de Nicolo Barbieri, dit Beltrame, qui était à la fois comédien et auteur.</text:span></text:p>
      <text:p text:style-name="Corpsdetexte"><text:span text:style-name="T36">Le mot d</text:span><text:span text:style-name="T37">’</text:span><text:span text:style-name="T38">étourdi<text:s/></text:span><text:span text:style-name="T39">est à peu près l’équivalent<text:s/></text:span><text:span text:style-name="T40">d’</text:span><text:span text:style-name="T41">inavvertito</text:span><text:span text:style-name="T42">,</text:span><text:s/><text:span text:style-name="T43">qui signifie proprement,<text:s/></text:span><text:span text:style-name="T44">homme sujet à des inadvertances.</text:span><text:s/><text:span text:style-name="T45">Au titre d</text:span><text:span text:style-name="T46">’</text:span><text:span text:style-name="T47">Inavvertito</text:span><text:span text:style-name="T48">,</text:span><text:s/><text:span text:style-name="T49">l’auteur italien a cru devoir joindre celui de<text:s/></text:span><text:span text:style-name="T50">Scappino disturbat</text:span><text:span text:style-name="T51">o, e</text:span><text:span text:style-name="T52"><text:s/>Mezzetino travagliato</text:span><text:span text:style-name="T53">,</text:span><text:s/><text:span text:style-name="T54">et il ne l’a fait, dit-il, que pour remplir son frontispice,<text:s/></text:span><text:span text:style-name="T55">per infrascar la facciata</text:span><text:span text:style-name="T56">. Molière a eu un motif plus sérieux, lorsqu’il a donné, pour second titre à sa pièce, celui des<text:s/></text:span><text:span text:style-name="T57">Contre-temps</text:span><text:span text:style-name="T58">.</text:span><text:s/><text:span text:style-name="T59">Il n’avait pas manqué de s’apercevoir que plusieurs des actions de Lélie n’étaient point des étourderies, mais de simples incidents comiques</text:span><text:span text:style-name="T60">,</text:span><text:span text:style-name="T61"><text:s/>propres à mettre en jeu l’imagination et activité de Mascarill</text:span><text:span text:style-name="T62">e ;</text:span><text:span text:style-name="T63"><text:s/>et il crut pallier cette espèce de faute, en accolant deux titres, dont l’un indiquât les effets du caractère, et l’autre les combinaisons de l’intrigue. Ce soin ne l’a pas mis à l’abri du reproche. Selon Voltaire,</text:span><text:span text:style-name="T64"><text:s/></text:span><text:span text:style-name="T65">« </text:span><text:span text:style-name="T66">les connaisseurs ont dit que<text:s/></text:span><text:span text:style-name="T67">L</text:span><text:span text:style-name="T68">’</text:span><text:span text:style-name="T69">Étourdi</text:span><text:span text:style-name="quote.c"><text:s/></text:span><text:span text:style-name="T70">devait seulement être intitulé<text:s/></text:span><text:span text:style-name="T71">L</text:span><text:span text:style-name="T72">es Contre-temps</text:span><text:span text:style-name="T73">.<text:s/></text:span><text:span text:style-name="T74">Lélie, en rendant une bourse qu’il a trouvée, en secourant un homme qu’on attaque, fait des actions de générosité plutôt<text:s/></text:span><text:span text:style-name="pb">[p.<text:s/></text:span><text:span text:style-name="pb">172</text:span><text:span text:style-name="pb">]<text:s/></text:span><text:span text:style-name="quote.c">que d’étourderie. Son valet parait plus étourdi que lui, puisqu</text:span><text:span text:style-name="quote.c">’</text:span><text:span text:style-name="quote.c">il n</text:span><text:span text:style-name="quote.c">’</text:span><text:span text:style-name="quote.c">a presque jamais l</text:span><text:span text:style-name="quote.c">’</text:span><text:span text:style-name="quote.c">attention de l’avertir de ce qu</text:span><text:span text:style-name="quote.c">’</text:span><text:span text:style-name="quote.c">il va faire.</text:span><text:span text:style-name="quote.c"> »</text:span></text:p>
      <text:p text:style-name="Corpsdetexte">Les anciens semblent n’avoir attaché aucune importance aux titres de pièces. Parmi ceux d’Aristophane et de Plaute, il en est beaucoup qui, au lieu d’indiquer le sujet, ne font qu’en désigner une des circonstances les plus indifférentes. Dans notre système dramatique, le plus régulier et le plus sévère de tous, les titres sont l’objet d’une grande attention, et ils n’ont pas une médiocre influence sur le sort des ouvrages. On voudrait, en quelque sorte, qu’ils eussent toutes les qualités d’une bonne définition, c’est-à-dire qu’ils fussent clairs, comprissent tout le sujet, et convinssent au sujet seul ;<text:s/>et l’on a vu des comédies fort estimables, sinon condamnées, du moins jugées avec rigueur, par l’unique raison qu’un titre vague ou disproportionné avait trompé le spectateur sur la nature ou sur l’étendue du sujet. Quant aux doubles titres, ils semblent annoncer un défaut de netteté ou d’unité dans l’idée principale d’une pièce, puisqu’il a fallu s’y prendre à deux fois pour l’exprimer. On excepte le cas où, le premier titre étant le nom du personnage principal, le second sert à qualifier son caractère ou à spécifier l’action dont il est le centre ; mais, dans ce cas même, un seul des deux titres suffirait, l’autre est presque une superfluité.</text:p>
      <text:p text:style-name="Corpsdetexte"><text:span text:style-name="T75">Molière doit à l</text:span><text:span text:style-name="T76">’</text:span><text:span text:style-name="T77">auteur de l</text:span><text:span text:style-name="T78">’</text:span><text:span text:style-name="T79">Inavvertito,</text:span><text:s/><text:span text:style-name="T80">avec le sujet de sa pièce, la plupart des incidents qui en forment l</text:span><text:span text:style-name="T81">’</text:span><text:span text:style-name="T82">intrigue ; mais on me croira sans peine, lorsque j’affirmerai qu</text:span><text:span text:style-name="T83">’</text:span><text:span text:style-name="T84">en général il les a disposés avec plus d</text:span><text:span text:style-name="T85">’</text:span><text:span text:style-name="T86">art, qu</text:span><text:span text:style-name="T87">’</text:span><text:span text:style-name="T88">il les a quelquefois modifiés très heureusement, et que toujours il les a embellis par une exécution plus vive, plus ingénieuse et plus comique. Il n</text:span><text:span text:style-name="T89">’</text:span><text:span text:style-name="T90">a pas pris, dans la pièce italienne, une seule<text:s/></text:span><text:soft-page-break/><text:span text:style-name="T91">phrase, une seule expression remarquable</text:span><text:span text:style-name="T92"> :</text:span><text:span text:style-name="T93"><text:s/>il faut bien qu</text:span><text:span text:style-name="T94">’</text:span><text:span text:style-name="T95">il ne l</text:span><text:span text:style-name="T96">’</text:span><text:span text:style-name="T97">y ait pas trouvé</text:span><text:span text:style-name="T98">e ;</text:span><text:span text:style-name="T99"><text:s/>car déjà sans doute il ne manquait ni de discernement pour l</text:span><text:span text:style-name="T100">’</text:span><text:span text:style-name="T101">apercevoir, ni de hardiesse pour se l</text:span><text:span text:style-name="T102">’</text:span><text:span text:style-name="T103">approprier. Le dialogue, dans<text:s/></text:span><text:span text:style-name="T104">L</text:span><text:span text:style-name="T105">’</text:span><text:span text:style-name="T106">Étourdi,</text:span><text:s/><text:span text:style-name="T107">lui appartient tout entier, et ce dialogue,<text:s/></text:span><text:span text:style-name="pb">[p.<text:s/></text:span><text:span text:style-name="T108">173</text:span><text:span text:style-name="pb">]<text:s/></text:span><text:span text:style-name="T109">malgré les nombreux vices de diction qui le déparent, est peut-être encore la partie la plus brillante de l’ouvrage.</text:span></text:p>
      <text:p text:style-name="Corpsdetexte"><text:span text:style-name="T110">En 1654, c’est-à-dire un an après que eut été représenté en province et cinq ans avant qu’il le fût à Paris, Quinault fit jouer une comédie intitulée<text:s/></text:span><text:span text:style-name="T111">L</text:span><text:span text:style-name="T112">’</text:span><text:span text:style-name="T113">Amant indiscret,</text:span><text:s/><text:span text:style-name="T114">ou<text:s/></text:span><text:span text:style-name="T115">L</text:span><text:span text:style-name="T116">e Maître étourdi</text:span><text:span text:style-name="T117">.</text:span><text:s/><text:span text:style-name="T118">C’est la même idée, comme le titre l’indique ; mais ce n’est pas le même sujet, si, par ce mot, ou entend la nature et la disposition des incidents, en un mot l’action. Sous ce rapport, les deux ouvrages diffèrent entièrement. Du reste, la comédie de Quinault est dén</text:span><text:span text:style-name="T119">uée de toute espèce de mérite.</text:span></text:p>
      <text:p text:style-name="Corpsdetexte"><text:span text:style-name="T120">On ne peut pas dire que<text:s/></text:span><text:span text:style-name="T121">L</text:span><text:span text:style-name="T122">’</text:span><text:span text:style-name="T123">Étourdi</text:span><text:s/><text:span text:style-name="T124">soit la première pièce qui ait annoncé en France les merveilles de la bonne comédie</text:span><text:span text:style-name="T125"> :</text:span><text:span text:style-name="T126"><text:s/></text:span><text:span text:style-name="T127">L</text:span><text:span text:style-name="T128">e Menteur</text:span><text:span text:style-name="T129">, qui le précéda de dix années, revendique cet honneur. Mais, compa</text:span><text:span text:style-name="T130">rativement aux autres pièces de</text:span><text:span text:style-name="T131"><text:s/>la même époque,<text:s/></text:span><text:span text:style-name="T132">L</text:span><text:span text:style-name="T133">’</text:span><text:span text:style-name="T134">Étourdi<text:s/></text:span><text:span text:style-name="T135">était un chef-d’œuvre</text:span><text:span text:style-name="T136"> ;</text:span><text:span text:style-name="T137"><text:s/>et, s’il occupe aujourd</text:span><text:span text:style-name="T138">’</text:span><text:span text:style-name="T139">hui un rang inférieur parmi tant de beaux ouvrages dont notre scène est enrichie, c</text:span><text:span text:style-name="T140">’</text:span><text:span text:style-name="T141">est à Molière lui-même qu</text:span><text:span text:style-name="T142">’</text:span><text:span text:style-name="T143">il le faut attribue</text:span><text:span text:style-name="T144">r ;</text:span><text:span text:style-name="T145"><text:s/>c’est Molière qui, en créant la véritable comédie de caractère et de mœurs, et, en la portant à sa perfection, a, pour ainsi dire, repoussé à une grande distance les chefs-d</text:span><text:span text:style-name="T146">’</text:span><text:span text:style-name="T147">œuvre mêmes de la comédie d’intrigue, et assuré par là une supériorité incontestable à notre théâtre sur celui de toutes les autres nations.</text:span></text:p>
      <text:p text:style-name="Corpsdetexte"><text:span text:style-name="T148">Emprunté au théâtre italien, qui lui-même puisait en partie ses sujets dans le théâtre antique,<text:s/></text:span><text:span text:style-name="T149">L</text:span><text:span text:style-name="T150">’</text:span><text:span text:style-name="T151">Étourdi</text:span><text:s/><text:span text:style-name="T152">se sent de cette double origine. Un valet y conduit seul toute l’actio</text:span><text:span text:style-name="T153">n ;</text:span><text:span text:style-name="T154"><text:s/>les incidents sont nombreux et ne sont pas tous vraisemblables ; les vieillards abondent</text:span><text:span text:style-name="T155"> ;</text:span><text:span text:style-name="T156"><text:s/>une jeune fille est un objet de commerce dont deux rivaux se disputent l’acquisitio</text:span><text:span text:style-name="T157">n ;</text:span><text:span text:style-name="T158"><text:s/>de petites intrigues, presque aussitôt détruites que formées, se succèdent plutôt qu’elles ne s</text:span><text:span text:style-name="T159">’</text:span><text:span text:style-name="T160">enchaînent entre elle</text:span><text:span text:style-name="T161">s ;</text:span><text:span text:style-name="T162"><text:s/>enfin, des personnages, inconnus à eux-mêmes et aux autres, apprennent tout-à-coup le secret de leur existence, et la pièce se dénoue par une quadruple reconnaissance. Une telle comédie ne représentait nullement les mœurs de l</text:span><text:span text:style-name="T163">’</text:span><text:span text:style-name="T164">époque où elle parut, et c’est sans doute<text:s/></text:span><text:span text:style-name="pb">[p.<text:s/></text:span><text:span text:style-name="T165">174</text:span><text:span text:style-name="pb">]<text:s/></text:span><text:span text:style-name="T166">un grand défau</text:span><text:span text:style-name="T167">t ;</text:span><text:span text:style-name="T168"><text:s/>ma</text:span><text:span text:style-name="T169">is ce qui, dans cette même pièce, place Molière fort au-dessus de son modèle et de ses contemporains, c</text:span><text:span text:style-name="T170">’</text:span><text:span text:style-name="T171">est le comique franc de plusieurs situations, c</text:span><text:span text:style-name="T172">’</text:span><text:span text:style-name="T173">est cette fécondité d’imagination qui renouvelle tant de fois des stratagèmes si souvent déconcertés, c’est surtout ce dialogue gai, rapide et naturel qui anime constamment la scène, et dans lequel chaque personnage se peint lui-même des couleurs qui lui sont propres. Le style est rempli, à la vérité, de négligences et d</text:span><text:span text:style-name="T174">’</text:span><text:span text:style-name="T175">impropriétés</text:span><text:span text:style-name="T176"> ;</text:span><text:span text:style-name="T177"><text:s/>mais dans les phrases même les plus vicieuses et les plus embarrassées, le mouvement est toujours juste et le sens toujours exact. Molière qui, est général, pèche souvent par l</text:span><text:span text:style-name="T178">’</text:span><text:span text:style-name="T179">expression, ne pèche jaunis par la pensée et les plus grandes corrections dont ses ouvrages fussent susceptibles, se borneraient presque toujours à de simples changements de mots.</text:span></text:p>
      <text:h text:style-name="Titre1" text:outline-level="1"><text:bookmark-start text:name="bookmark2"/><text:bookmark-end text:name="bookmark2"/>Notice historique et littéraire sur<text:s/><text:span text:style-name="T180">Le Dépit a</text:span><text:span text:style-name="T181">moureux</text:span></text:h>
      <text:p text:style-name="Corpsdetexte"><text:span text:style-name="pb">[p.<text:s/></text:span><text:span text:style-name="T182">330</text:span><text:span text:style-name="pb">]<text:s/></text:span><text:span text:style-name="T183">On présume que Molière</text:span><text:span text:style-name="T184"><text:s/>composa</text:span><text:span text:style-name="T185"><text:s/></text:span><text:span text:style-name="T186">Le<text:s/></text:span><text:span text:style-name="T187">Dépit amoureux</text:span><text:span text:style-name="T188">,</text:span><text:s/><text:span text:style-name="T189">ainsi que<text:s/></text:span><text:span text:style-name="T190">L</text:span><text:span text:style-name="T191">’</text:span><text:span text:style-name="T192">Étourdi,</text:span><text:s/><text:span text:style-name="T193">pendant les troubles de la Fronde, et l</text:span><text:span text:style-name="T194">’</text:span><text:span text:style-name="T195">on assure que cette pièce fut jouée, pour la première fois, en 1654, à Béziers, lorsque le prince de Conti y tenait les états de Languedoc. Elle fut ensuite représentée à Paris, sur le théâtre du Petit-Bourbon, les uns disent au commencement,<text:s/></text:span><text:span text:style-name="T196">les autres à la fin de décembre </text:span><text:span text:style-name="T197">165</text:span><text:span text:style-name="T198">8 ;</text:span><text:span text:style-name="T199"><text:s/>et Molière, selon toute apparence, y remplit le rôle de Mascarille. Elle ne fut, comme<text:s/></text:span><text:span text:style-name="T200">L</text:span><text:span text:style-name="T201">’</text:span><text:span text:style-name="T202">Étourdi,<text:s/></text:span><text:span text:style-name="T203">imprimée qu’en 1663.</text:span></text:p>
      <text:p text:style-name="Corpsdetexte"><text:span text:style-name="T204">De même que<text:s/></text:span><text:span text:style-name="T205">L</text:span><text:span text:style-name="T206">’</text:span><text:span text:style-name="T207">Étourdi</text:span><text:span text:style-name="T208">,<text:s/></text:span><text:span text:style-name="T209">L</text:span><text:span text:style-name="T210">e Dépit amoureux</text:span><text:s/><text:span text:style-name="T211">est un emprunt fait au théâtre italien. L’ouvrage original, intitulé<text:s/></text:span><text:span text:style-name="T212">L</text:span><text:span text:style-name="T213">’</text:span><text:span text:style-name="T214">Interesse</text:span><text:span text:style-name="T215">,<text:s/></text:span><text:span text:style-name="T216">est de Niccolo Secchi ou Secco, auteur du seizième siècle, assez estimé de sa nation</text:span><text:span text:style-name="T217"><text:note text:note-class="footnote" text:id="_ftn0"><text:note-citation>1</text:note-citation><text:note-body><text:p text:style-name="Notedebasdepage"><text:s/>Voyez l’<text:span text:style-name="T218">Histoire littéraire d</text:span><text:span text:style-name="T219">’</text:span><text:span text:style-name="T220">Italie</text:span>,<text:s/>par M. Ginguené, tome VI, page 299.</text:p></text:note-body></text:note></text:span><text:span text:style-name="T221">. Le sujet tout entier de cette pièce roule sur une supposition d’enfant. Une jeune fille qu’on a élevée sous le nom et les habits d’un garçon, pour retenir un héritage dont elle devait être privée à raison de son sexe, devient amoureuse d’un jeune homme, et se fait épouser par lui, en le recevant nuitamment sous le nom et les habits de sa sœur dont il est épris. L’amour menaçant de détruire par un travestissement ce que l</text:span><text:span text:style-name="T222">’</text:span><text:span text:style-name="T223">avarice a fait par un autre, forme le nœud de l</text:span><text:span text:style-name="T224">’</text:span><text:span text:style-name="T225">intrigue, dont le dénouement concilie, à la satisfaction de tous, les intérêts de ces deux passions ennemies.</text:span></text:p>
      <text:soft-page-break/>
      <text:p text:style-name="Corpsdetexte"><text:span text:style-name="pb">[p.<text:s/></text:span><text:span text:style-name="T226">331</text:span><text:span text:style-name="pb">]<text:s/></text:span><text:span text:style-name="T227">Quand<text:s/></text:span><text:span text:style-name="T228">L</text:span><text:span text:style-name="T229">e Dépit amoureux</text:span><text:s/><text:span text:style-name="T230">parut, ce sujet n’était pas nouveau sur notre scène. D</text:span><text:span text:style-name="T231">eux frères, d’Ouville et Boisrob</text:span><text:span text:style-name="T232">ert, l’y avaient montré, l’un dans sa comédie<text:s/></text:span><text:span text:style-name="T233">d</text:span><text:span text:style-name="T234">’</text:span><text:span text:style-name="T235">Aimer sans savoir qui</text:span><text:span text:style-name="T236">,</text:span><text:s/><text:span text:style-name="T237">jouée en<text:s/></text:span><text:span text:style-name="T238">1645</text:span><text:span text:style-name="T239">, l’autre dans<text:s/></text:span><text:span text:style-name="T240">L</text:span><text:span text:style-name="T241">a Belle invisible</text:span><text:span text:style-name="T242">,</text:span><text:s/><text:span text:style-name="T243">représentée en 165</text:span><text:span text:style-name="T244">6 ;</text:span><text:span text:style-name="T245"><text:s/>mais<text:s/></text:span><text:span text:style-name="T246">tous deux, soit qu</text:span><text:span text:style-name="T247">’</text:span><text:span text:style-name="T248">ils eussent puisé dans le Secchi ou dans quelque autre source, n’avaient pris que l</text:span><text:span text:style-name="T249">’</text:span><text:span text:style-name="T250">idée principale qu</text:span><text:span text:style-name="T251">’</text:span><text:span text:style-name="T252">ils avaient employée au gré de leur imagination.</text:span></text:p>
      <text:p text:style-name="Corpsdetexte"><text:span text:style-name="T253">Molière prétendit seulement à être l’imitateur du comique italien, et toutefois il embellit sa copie de quelques traits originaux qui la rendirent fort supérieure à son modèle, ainsi qu</text:span><text:span text:style-name="T254">’</text:span><text:span text:style-name="T255">aux autres ouvrages où était reproduit le même sujet. Du rôle insignifiant de cette sœur dont on emprunte le nom et les vêtements, il fit le délicieux personnage de Lucile, et il créa cette admirable scène de brouillerie et de raccommodement, image si fidèle d</text:span><text:span text:style-name="T256">’</text:span><text:span text:style-name="T257">une nature charmante, qu</text:span><text:span text:style-name="T258">’</text:span><text:span text:style-name="T259">il a répétée plus d</text:span><text:span text:style-name="T260">’</text:span><text:span text:style-name="T261">une fois lui-même, et qu’on a mille fois répétée d</text:span><text:span text:style-name="T262">’</text:span><text:span text:style-name="T263">après lui. Il appela sa comédie<text:s/></text:span><text:span text:style-name="T264">L</text:span><text:span text:style-name="T265">e Dépit amoureux,</text:span><text:s/><text:span text:style-name="T266">comme si ce sujet d</text:span><text:span text:style-name="T267">’</text:span><text:span text:style-name="T268">une seule scène de la pièce était celui de la pièce entière. Presque toute la pièce, en effet, est pour nous dans cette scène unique, et l</text:span><text:span text:style-name="T269">’</text:span><text:span text:style-name="T270">on dirait que Molière a pressenti, a devancé sur ce point l</text:span><text:span text:style-name="T271">’</text:span><text:span text:style-name="T272">opinion de la postérité.</text:span></text:p>
      <text:p text:style-name="Corpsdetexte">Molière n’en est encore qu’à sa seconde comédie ;<text:s/>et, dans la scène entre Éraste et Lucile, il s’élève jusqu’à ce degré où le talent s’appelle du génie. Pour que deux amants intéressent au théâtre, il faut qu’ils se brouillent, se querellent et se réconcilient. Les peines et les plaisirs que leur font éprouver les autres, ne peuvent égaler en vivacité ceux dont la source est en eux-mêmes, et par conséquent ils ne sauraient nous toucher autant :<text:s/>cette observation morale, convertie en règle dramatique, est un des plus heureux secrets de l’art, et la découverte en est due à Molière, comme celle de beaucoup d’autres.</text:p>
      <text:p text:style-name="Corpsdetexte"><text:span text:style-name="T273">« </text:span><text:span text:style-name="T274">La petite ode d’Horace,<text:s/></text:span><text:span text:style-name="T275">Donec gratus eram tibi</text:span><text:span text:style-name="T276">,</text:span><text:span text:style-name="quote.c"><text:s/></text:span><text:span text:style-name="T277">dit Voltaire, a été regardée comme le modèle (il eût<text:s/></text:span><text:span text:style-name="T278">été</text:span><text:span text:style-name="quote.c"><text:s/></text:span><text:span text:style-name="T279">plus juste de dire le germe) de ces scènes qui sont devenues des lieux communs.</text:span><text:span text:style-name="T280"> »</text:span><text:span text:style-name="T281"><text:s/>Lieux communs, soi</text:span><text:span text:style-name="T282">t ;</text:span><text:span text:style-name="T283"><text:s/>mais ceux-ci du moins ne s</text:span><text:span text:style-name="T284">’</text:span><text:span text:style-name="T285">useront pas comme les autres</text:span><text:span text:style-name="T286"> :</text:span><text:span text:style-name="T287"><text:s/>on ne se lassera pas plus de<text:s/></text:span><text:span text:style-name="pb">[p.<text:s/></text:span><text:span text:style-name="T288">332</text:span><text:span text:style-name="pb">]<text:s/></text:span><text:span text:style-name="T289">la peinture de l</text:span><text:span text:style-name="T290">’</text:span><text:span text:style-name="T291">amour, qu</text:span><text:span text:style-name="T292">’</text:span><text:span text:style-name="T293">on ne se lassera de l</text:span><text:span text:style-name="T294">’</text:span><text:span text:style-name="T295">amour lui-même.</text:span></text:p>
      <text:p text:style-name="Corpsdetexte"><text:span text:style-name="T296">Molière pensait bien ains</text:span><text:span text:style-name="T297">i ;</text:span><text:span text:style-name="T298"><text:s/>car il ne s’est point fait un scrupule de répéter la scène du<text:s/></text:span><text:span text:style-name="T299">Dépit amoureux</text:span><text:span text:style-name="T300">,</text:span><text:s/><text:span text:style-name="T301">d’abord dans<text:s/></text:span><text:span text:style-name="T302">L</text:span><text:span text:style-name="T303">e Tartuffe,</text:span><text:s/><text:span text:style-name="T304">ensuite dans<text:s/></text:span><text:span text:style-name="T305">L</text:span><text:span text:style-name="T306">e Bourgeois gentilhomme</text:span><text:span text:style-name="T307"> :</text:span><text:s/><text:span text:style-name="T308">il l’a répétée, mais en la variant, puisqu</text:span><text:span text:style-name="T309">’</text:span><text:span text:style-name="T310">il ne pouvait l’embelli</text:span><text:span text:style-name="T311">r ;</text:span><text:span text:style-name="T312"><text:s/>il s’est imité lui-même, mais en homme supérieur qui sort glorieusement de la plus redoutable des concurrences, de celle qui lui donne son propre génie pour adversaire.</text:span></text:p>
      <text:p text:style-name="Corpsdetexte"><text:span text:style-name="T313">Molière a eu, pour<text:s/></text:span><text:span text:style-name="T314">L</text:span><text:span text:style-name="T315">e Dépit amoureux</text:span><text:span text:style-name="T316">,</text:span><text:s/><text:span text:style-name="T317">de plus grandes obligations à l</text:span><text:span text:style-name="T318">’</text:span><text:span text:style-name="T319">auteur de<text:s/></text:span><text:span text:style-name="T320">L</text:span><text:span text:style-name="T321">’</text:span><text:span text:style-name="T322">I</text:span><text:span text:style-name="T323">nteresse,</text:span><text:s/><text:span text:style-name="T324">qu’il n’en avait eu, pour<text:s/></text:span><text:span text:style-name="T325">L</text:span><text:span text:style-name="T326">’</text:span><text:span text:style-name="T327">Étourdi</text:span><text:span text:style-name="T328">,</text:span><text:s/><text:span text:style-name="T329">à celui de<text:s/></text:span><text:span text:style-name="T330">L</text:span><text:span text:style-name="T331">’</text:span><text:span text:style-name="T332">Inavvertito</text:span><text:span text:style-name="T333">.</text:span><text:s/><text:span text:style-name="T334">Tous deux lui ont également fourni le sujet d’une comédi</text:span><text:span text:style-name="T335">e ;</text:span><text:span text:style-name="T336"><text:s/>mais il a fait au premier un honneur dont l</text:span><text:span text:style-name="T337">’</text:span><text:span text:style-name="T338">autre apparemment ne lui a pas semblé digne, celui d’emprunter son dialogue dans plusieurs scènes et de n’en être que l’heureux imitateur. J’ai cru qu’il suffisait de le faire remarquer à mesure dans le commentaire, sans transcrire, pour le prouver, de longs passages d’une prose qui n’est point classique, et dont les vers de Molière reproduisent le sens presque toujours embelli.</text:span></text:p>
      <text:p text:style-name="Corpsdetexte"><text:span text:style-name="T339">Riccoboni prétend que<text:s/></text:span><text:span text:style-name="T340">L</text:span><text:span text:style-name="T341">e Dépit amoureux</text:span><text:s/><text:span text:style-name="T342">est<text:s/></text:span><text:span text:style-name="T343">imité</text:span><text:s/><text:span text:style-name="T344">en partie d’un<text:s/></text:span><text:span text:style-name="T345">ancien canevas ou farce jouée à l</text:span><text:span text:style-name="T346">’</text:span><text:span text:style-name="T347">impromptu</text:span><text:span text:style-name="T348">, qui a pour titre,<text:s/></text:span><text:span text:style-name="T349">G</text:span><text:span text:style-name="T350">li Sdegni amorosi</text:span><text:span text:style-name="T351">.</text:span><text:s/><text:span text:style-name="T352">Les règles d</text:span><text:span text:style-name="T353">’</text:span><text:span text:style-name="T354">une bonne critique permettent-elles de donner, pour l</text:span><text:span text:style-name="T355">’</text:span><text:span text:style-name="T356">original d</text:span><text:span text:style-name="T357">’</text:span><text:span text:style-name="T358">une scène dont le développement et le style constituent le principal mérite, une situation indiquée seulement dans quelque obscur<text:s/></text:span><text:span text:style-name="T359">sce</text:span><text:span text:style-name="T360">nario</text:span><text:span text:style-name="T361"> ?</text:span><text:span text:style-name="T362"><text:s/></text:span><text:span text:style-name="T363">Molière avait-il besoin d’un<text:s/></text:span><text:span text:style-name="T364">canevas</text:span><text:s/><text:span text:style-name="T365">italien pour savoir que les brouilleries et les raccommodements sont les épisodes les plus piquants d’une intrigue amoureuse ? Ne connaissait-il pas ces vers si connus de Térence, qui eussent pu servir d’épigraphe pour sa pièce ?</text:span></text:p>
      <text:p text:style-name="P366">In amore hæc omnia insunt vitia :<text:s/>injuriæ,</text:p>
      <text:p text:style-name="quote.l"><text:span text:style-name="T367">Suspiciones, inimiciti</text:span><text:span text:style-name="T368">æ :</text:span><text:span text:style-name="T369">, induciæ,</text:span></text:p>
      <text:p text:style-name="quote.l"><text:span text:style-name="T370">Bellum, pax rursum</text:span><text:span text:style-name="Appelnotedebasdep."><text:note text:note-class="footnote" text:id="_ftn1"><text:note-citation>2</text:note-citation><text:note-body><text:p text:style-name="Notedebasdepage"><text:span text:style-name="quote.c"><text:s/></text:span><text:span text:style-name="quote.c">« L’amour est sujet à toutes ces vicissitudes ; injures, soupçons, « brouilleries, raccommodements. On fait la guerre et puis la paix. »</text:span><text:s/>(<text:span text:style-name="T371">Traduction de Lemonnier</text:span>.)</text:p><text:p text:style-name="Notedebasdepage">Horace a imité la pensée de Térence, en l’abrégeant :</text:p><text:p text:style-name="quote.l"><text:span text:style-name="T372">…… In amore hæc sunt<text:s/></text:span><text:span text:style-name="T373">mala</text:span><text:span text:style-name="T374"> :bellum,</text:span></text:p><text:p text:style-name="P375">Pax rursum.</text:p><text:p text:style-name="Notedebasdepage">M. François de Neufchâteau, mon confrère à l’Académie française, a développé la même idée dans un charmant quatrain dont il m’a permis de faire usage :</text:p><text:p text:style-name="quote.l">La guerre, et puis la paix ; puis, guerre et paix encore :</text:p><text:p text:style-name="quote.l">Voilà du tendre amour tout l’assaisonnement.</text:p><text:p text:style-name="quote.l">On se brouille, on revient ; on se hait, on s’adore,</text:p><text:p text:style-name="quote.l">Et rien n’est au-dessus d’un raccommodement.</text:p></text:note-body></text:note></text:span><text:span text:style-name="T376">.</text:span></text:p>
      <text:soft-page-break/>
      <text:p text:style-name="Corpsdetexte"><text:span text:style-name="pb">[p.<text:s/></text:span><text:span text:style-name="pb">333</text:span><text:span text:style-name="pb">]<text:s/></text:span>N’avait-il pas lu le charmant dialogue d’Horace et de Lydie ?<text:s/>Mais que parlé-je d’auteurs ?<text:s/>Fallait-il à Molière, pour lui enseigner à peindre les agitations de l’amour, d’autres maîtres que son cœur qui les éprouva toutes, et la nature qui n’eut aucun secret pour lui ?<text:s/>J’ai dit ailleurs ce qu’il faut penser, en général, de ces prétendus emprunts dont la riche, mais vaniteuse Italie grossit ridiculement la dette réelle que notre littérature a contractée envers la sienne.</text:p>
      <text:p text:style-name="Corpsdetexte"><text:span text:style-name="T377">De même que<text:s/></text:span><text:span text:style-name="T378">L</text:span><text:span text:style-name="T379">’</text:span><text:span text:style-name="T380">Étourdi</text:span><text:s/><text:span text:style-name="T381">est dans le genre de la comédie antique,<text:s/></text:span><text:span text:style-name="T382">L</text:span><text:span text:style-name="T383">e Dépit amoureux</text:span><text:s/><text:span text:style-name="T384">est dans le goût de la comédie espagnole. Des travestissements et des aventures nocturnes sont le fond du suje</text:span><text:span text:style-name="T385">t ;</text:span><text:span text:style-name="T386"><text:s/>l</text:span><text:span text:style-name="T387">’</text:span><text:span text:style-name="T388">intrigue est aussi compliquée que romanesqu</text:span><text:span text:style-name="T389">e ;</text:span><text:span text:style-name="T390"><text:s/>et, des deux valets, l</text:span><text:span text:style-name="T391">’</text:span><text:span text:style-name="T392">un, par ses bouffonneries, rappelle le<text:s/></text:span><text:span text:style-name="T393">gracioso</text:span><text:s/><text:span text:style-name="T394">qui figure d’obligation dans tous les drames composés par-delà les Pyrénées.</text:span></text:p>
      <text:p text:style-name="Corpsdetexte"><text:span text:style-name="T395">Il y a, de<text:s/></text:span><text:span text:style-name="T396">L</text:span><text:span text:style-name="T397">’</text:span><text:span text:style-name="T398">Étourdi</text:span><text:s/><text:span text:style-name="T399">au<text:s/></text:span><text:span text:style-name="T400">Dépit amoureux</text:span><text:span text:style-name="T401">,</text:span><text:s/><text:span text:style-name="T402">un progrès sensible sous le rapport de l</text:span><text:span text:style-name="T403">’</text:span><text:span text:style-name="T404">économie dramatique, du sujet et de la disposition des scènes. Dans cette seconde pièce, le théâtre ne reste jamais absolument vide, si l</text:span><text:span text:style-name="T405">’</text:span><text:span text:style-name="T406">on admet que la liaison des scènes n’est point interrompue, lorsque deux personnages se sont succédé, sans que l</text:span><text:span text:style-name="T407">’</text:span><text:span text:style-name="T408">un ait entretenu l</text:span><text:span text:style-name="T409">’</text:span><text:span text:style-name="T410">autre, mais non pas sans qu</text:span><text:span text:style-name="T411">’</text:span><text:span text:style-name="T412">il l</text:span><text:span text:style-name="T413">’</text:span><text:span text:style-name="T414">ait aperçu. Le style de<text:s/></text:span><text:span text:style-name="T415">L</text:span><text:span text:style-name="T416">’</text:span><text:span text:style-name="T417">Étourdi</text:span><text:s/><text:span text:style-name="T418">est animé d</text:span><text:span text:style-name="T419">’</text:span><text:span text:style-name="T420">une verve comique que ne comportait pas<text:s/></text:span><text:span text:style-name="T421">L</text:span><text:span text:style-name="T422">e Dépit amoureu</text:span><text:span text:style-name="T423">x</text:span><text:span text:style-name="T424"> ;</text:span><text:s/><text:span text:style-name="T425">mais<text:s/></text:span><text:span text:style-name="pb">[p.<text:s/></text:span><text:span text:style-name="pb">334</text:span><text:span text:style-name="pb">]<text:s/></text:span>la diction de ce dernier ouvrage, quoique chargée encore d’un assez grand nombre d’incorrections et d’impropriétés, est cependant un peu plus exacte, et parait surtout avoir obéi plus facilement à la pensée de l’auteur.</text:p>
      <text:p text:style-name="Corpsdetexte"><text:span text:style-name="T426">Depuis l’établissement régulier de la scène française, il s’était écoulé un grand nombre d’années, pendant lesquelles notre Muse comique s</text:span><text:span text:style-name="T427">’</text:span><text:span text:style-name="T428">était vouée exclusivement à l’imitation de deux théâtres étrangers.<text:s/></text:span><text:span text:style-name="T429">L</text:span><text:span text:style-name="T430">’</text:span><text:span text:style-name="T431">Étourdi</text:span><text:s/><text:span text:style-name="T432">et<text:s/></text:span><text:span text:style-name="T433">L</text:span><text:span text:style-name="T434">e Dépit amoureux</text:span><text:s/><text:span text:style-name="T435">appartiennent à ce période</text:span><text:span text:style-name="T436"> ;</text:span><text:span text:style-name="T437"><text:s/>mais ils le terminent</text:span><text:span text:style-name="T438"> :</text:span><text:span text:style-name="T439"><text:s/></text:span><text:span text:style-name="T440">L</text:span><text:span text:style-name="T441">es Précieuses ridicules<text:s/></text:span><text:span text:style-name="T442">vont ouvrir une ère nouvell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Thorndale" svg:font-family="Thorndale" style:font-family-generic="roman" style:font-pitch="variable"/>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Microsoft YaHei" svg:font-family="Microsoft YaHei" style:font-family-generic="swiss" style:font-pitch="variable" svg:panose-1="2 11 5 3 2 2 4 2 2 4"/>
    <style:font-face style:name="Albany" svg:font-family="Albany" style:font-family-generic="swiss" style:font-pitch="variable"/>
    <style:font-face style:name="sans-serif" svg:font-family="sans-serif" style:font-family-generic="swiss"/>
    <style:font-face style:name="Calibri" svg:font-family="Calibri" style:font-family-generic="swiss" style:font-pitch="variable" svg:panose-1="2 15 5 2 2 2 4 3 2 4"/>
    <style:font-face style:name="AngsanaUPC" svg:font-family="AngsanaUPC" style:font-family-generic="roman" style:font-pitch="variable" svg:panose-1="2 2 6 3 5 4 5 2 3 4"/>
    <style:font-face style:name="Constantia" svg:font-family="Constantia" style:font-family-generic="roman" style:font-pitch="variable" svg:panose-1="2 3 6 2 5 3 6 3 3 3"/>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23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Titre10" style:next-style-name="Corpsdetexte" style:default-outline-level="1">
      <style:text-properties style:font-name="Thorndale" fo:font-weight="bold" style:font-weight-asian="bold" style:font-weight-complex="bold" fo:font-size="24pt" style:font-size-asian="24pt" style:font-size-complex="24pt" fo:hyphenate="false"/>
    </style:style>
    <style:style style:name="Titre2" style:display-name="Titre 2" style:family="paragraph" style:parent-style-name="Normal" style:next-style-name="Normal" style:default-outline-level="2">
      <style:paragraph-properties fo:keep-with-next="always" fo:keep-together="always" style:text-autospace="none" fo:margin-top="0.25in" fo:margin-bottom="0.1666in"/>
      <style:text-properties style:font-name="Arial" style:font-name-asian="Times New Roman" style:font-name-complex="Times New Roman" fo:font-weight="bold" style:font-weight-asian="bold" style:font-weight-complex="bold" fo:font-size="18pt" style:font-size-asian="18pt" style:font-size-complex="13pt" style:language-complex="ar" style:country-complex="SA" fo:hyphenate="false"/>
    </style:style>
    <style:style style:name="Titre3" style:display-name="Titre 3" style:family="paragraph" style:parent-style-name="Normal" style:next-style-name="Normal" style:default-outline-level="3">
      <style:paragraph-properties fo:keep-with-next="always" fo:keep-together="always" style:text-autospace="none" fo:margin-top="0.1666in" fo:margin-bottom="0.1666in" fo:margin-left="0.3937in" fo:text-indent="0in">
        <style:tab-stops>
          <style:tab-stop style:type="left" style:position="0.1062in"/>
        </style:tab-stops>
      </style:paragraph-properties>
      <style:text-properties style:font-name="Arial" style:font-name-asian="Times New Roman" style:font-name-complex="Times New Roman" fo:font-weight="bold" style:font-weight-asian="bold" style:font-weight-complex="bold" fo:font-size="16pt" style:font-size-asian="16pt" style:font-size-complex="10pt" fo:language="en" fo:country="US" style:language-complex="ar" style:country-complex="SA" fo:hyphenate="false"/>
    </style:style>
    <style:style style:name="Titre4" style:display-name="Titre 4" style:family="paragraph" style:parent-style-name="Titre10" style:next-style-name="Corpsdetexte" style:default-outline-level="4">
      <style:paragraph-properties fo:margin-top="0in" fo:margin-bottom="0in" fo:margin-left="0.7875in" fo:text-indent="0in">
        <style:tab-stops>
          <style:tab-stop style:type="left" style:position="-0.1875in"/>
        </style:tab-stops>
      </style:paragraph-properties>
      <style:text-properties style:font-name="Arial" style:font-name-complex="Arial" fo:font-weight="bold" style:font-weight-asian="bold" fo:hyphenate="false"/>
    </style:style>
    <style:style style:name="Normal" style:display-name="Normal" style:family="paragraph">
      <style:paragraph-properties fo:widows="0" fo:orphans="0"/>
      <style:text-properties style:font-name-asian="SimSun" style:font-name-complex="Mangal" fo:font-size="12pt" style:font-size-asian="12pt" style:font-size-complex="12pt" style:language-asian="zh" style:country-asian="CN" style:language-complex="hi" style:country-complex="IN" fo:hyphenate="false"/>
    </style:style>
    <style:style style:name="Policepardéfaut" style:display-name="Police par défaut" style:family="text"/>
    <style:style style:name="Policepardéfaut1" style:display-name="Police par défaut1" style:family="text"/>
    <style:style style:name="Caractèresdenotedefin" style:display-name="Caractères de note de fin" style:family="text"/>
    <style:style style:name="Caractèresdenotedebasdepage" style:display-name="Caractères de note de bas de page" style:family="text"/>
    <style:style style:name="Lienhypertexte" style:display-name="Lien hypertexte" style:family="text">
      <style:text-properties fo:color="#000080" style:text-underline-type="single" style:text-underline-style="solid" style:text-underline-width="auto" style:text-underline-mode="continuous"/>
    </style:style>
    <style:style style:name="Titre2Car" style:display-name="Titre 2 Car" style:family="text">
      <style:text-properties style:font-name="Arial" style:font-name-complex="Arial" fo:font-weight="bold" style:font-weight-asian="bold" style:font-weight-complex="bold" fo:font-size="18pt" style:font-size-asian="18pt" style:font-size-complex="13pt" style:language-asian="zh" style:country-asian="CN"/>
    </style:style>
    <style:style style:name="Titre3Car" style:display-name="Titre 3 Car" style:family="text">
      <style:text-properties style:font-name="Arial" style:font-name-complex="Arial" fo:font-weight="bold" style:font-weight-asian="bold" style:font-weight-complex="bold" fo:font-size="16pt" style:font-size-asian="16pt" fo:language="en" fo:country="US" style:language-asian="zh" style:country-asian="CN"/>
    </style:style>
    <style:style style:name="Titre4Car" style:display-name="Titre 4 Car" style:family="text">
      <style:text-properties style:font-name="Arial" style:font-name-asian="HG Mincho Light J" style:font-name-complex="Arial Unicode MS" fo:font-weight="bold" style:font-weight-asian="bold" fo:font-size="14pt" style:font-size-asian="14pt" style:font-size-complex="14pt" style:language-complex="hi" style:country-complex="IN"/>
    </style:style>
    <style:style style:name="Titre1Car" style:display-name="Titre 1 Car" style:family="text">
      <style:text-properties style:font-name="Thorndale" style:font-name-asian="HG Mincho Light J" style:font-name-complex="Arial Unicode MS" fo:font-weight="bold" style:font-weight-asian="bold" style:font-weight-complex="bold" fo:font-size="24pt" style:font-size-asian="24pt" style:font-size-complex="24pt" style:language-complex="hi" style:country-complex="IN"/>
    </style:style>
    <style:style style:name="quote.c" style:display-name="&lt;quote.c&gt;" style:family="text">
      <style:text-properties fo:color="#00B050"/>
    </style:style>
    <style:style style:name="stage.c" style:display-name="&lt;stage.c&gt;" style:family="text">
      <style:text-properties fo:font-style="italic" style:font-style-asian="italic"/>
    </style:style>
    <style:style style:name="pb" style:display-name="&lt;pb&gt;" style:family="text">
      <style:text-properties fo:color="#FF0000" style:text-position="sub 65%"/>
    </style:style>
    <style:style style:name="Appelnotedebasdep." style:display-name="Appel note de bas de p." style:family="text">
      <style:text-properties style:text-position="super 65%"/>
    </style:style>
    <style:style style:name="Appeldenotedefin" style:display-name="Appel de note de fin" style:family="text">
      <style:text-properties style:text-position="super 65%"/>
    </style:style>
    <style:style style:name="Titre20" style:display-name="Titre2" style:family="paragraph" style:parent-style-name="Normal" style:next-style-name="Corpsdetexte">
      <style:paragraph-properties fo:keep-with-next="always" fo:margin-top="0.1666in" fo:margin-bottom="0.0833in"/>
      <style:text-properties style:font-name="Arial" style:font-name-asian="Microsoft YaHei" fo:font-size="14pt" style:font-size-asian="14pt" style:font-size-complex="14pt" fo:hyphenate="false"/>
    </style:style>
    <style:style style:name="Corpsdetexte" style:display-name="Corps de texte" style:family="paragraph" style:parent-style-name="Normal">
      <style:paragraph-properties fo:text-align="justify" fo:margin-bottom="0.0833in" fo:text-indent="0.1652in"/>
      <style:text-properties fo:hyphenate="false"/>
    </style:style>
    <style:style style:name="Liste" style:display-name="Liste" style:family="paragraph" style:parent-style-name="Corpsdetexte">
      <style:text-properties fo:hyphenate="false"/>
    </style:style>
    <style:style style:name="Légende" style:display-name="Légende" style:family="paragraph" style:parent-style-name="Normal">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Normal">
      <style:paragraph-properties text:number-lines="false"/>
      <style:text-properties fo:hyphenate="false"/>
    </style:style>
    <style:style style:name="Titre10" style:display-name="Titre1" style:family="paragraph" style:parent-style-name="Normal" style:next-style-name="Corpsdetexte">
      <style:paragraph-properties fo:keep-with-next="always" fo:margin-top="0.1666in" fo:margin-bottom="0.1965in"/>
      <style:text-properties style:font-name="Albany" style:font-name-asian="HG Mincho Light J" style:font-name-complex="Arial Unicode MS" fo:font-size="14pt" style:font-size-asian="14pt" style:font-size-complex="14pt" fo:hyphenate="false"/>
    </style:style>
    <style:style style:name="Légende1" style:display-name="Légende1" style:family="paragraph" style:parent-style-name="Normal">
      <style:paragraph-properties text:number-lines="false" fo:margin-top="0.0833in" fo:margin-bottom="0.0833in"/>
      <style:text-properties fo:font-style="italic" style:font-style-asian="italic" style:font-style-complex="italic" fo:hyphenate="false"/>
    </style:style>
    <style:style style:name="Lignehorizontale" style:display-name="Ligne horizontale" style:family="paragraph" style:parent-style-name="Normal" style:next-style-name="Corpsdetexte">
      <style:paragraph-properties fo:border-top="none" fo:border-left="none" fo:border-bottom="0.0104in double #808080" style:border-line-width-bottom="0.0034in 0.0034in 0.0034in" fo:border-right="none" fo:padding="0in" style:shadow="none" fo:margin-bottom="0.1965in"/>
      <style:text-properties fo:font-size="6pt" style:font-size-asian="6pt" fo:hyphenate="false"/>
    </style:style>
    <style:style style:name="Adresseexpéditeur" style:display-name="Adresse expéditeur" style:family="paragraph" style:parent-style-name="Normal">
      <style:text-properties fo:font-style="italic" style:font-style-asian="italic" fo:hyphenate="false"/>
    </style:style>
    <style:style style:name="Contenudetableau" style:display-name="Contenu de tableau" style:family="paragraph" style:parent-style-name="Corpsdetexte">
      <style:text-properties fo:hyphenate="false"/>
    </style:style>
    <style:style style:name="Pieddepage" style:display-name="Pied de page" style:family="paragraph" style:parent-style-name="Normal">
      <style:paragraph-properties text:number-lines="false">
        <style:tab-stops>
          <style:tab-stop style:type="center" style:position="3.3458in"/>
          <style:tab-stop style:type="right" style:position="6.6923in"/>
        </style:tab-stops>
      </style:paragraph-properties>
      <style:text-properties fo:hyphenate="false"/>
    </style:style>
    <style:style style:name="En-tête" style:display-name="En-tête" style:family="paragraph" style:parent-style-name="Normal">
      <style:paragraph-properties text:number-lines="false">
        <style:tab-stops>
          <style:tab-stop style:type="center" style:position="3.3458in"/>
          <style:tab-stop style:type="right" style:position="6.6923in"/>
        </style:tab-stops>
      </style:paragraph-properties>
      <style:text-properties fo:hyphenate="false"/>
    </style:style>
    <style:style style:name="term" style:display-name="term" style:family="paragraph" style:parent-style-name="Normal">
      <style:paragraph-properties fo:widows="2" fo:orphans="2" fo:margin-top="0.0694in" fo:margin-bottom="0.0694in"/>
      <style:text-properties style:font-name-asian="Times New Roman" style:font-name-complex="Times New Roman" style:language-complex="ar" style:country-complex="SA" fo:hyphenate="false"/>
    </style:style>
    <style:style style:name="postscript" style:display-name="&lt;postscript&gt;" style:family="paragraph" style:parent-style-name="Corpsdetexte">
      <style:paragraph-properties style:text-autospace="none"/>
      <style:text-properties style:font-name-asian="Times New Roman" style:font-name-complex="Times New Roman" style:font-size-complex="10pt" style:language-complex="ar" style:country-complex="SA" fo:hyphenate="false"/>
    </style:style>
    <style:style style:name="speaker" style:display-name="&lt;speaker&gt;" style:family="paragraph" style:parent-style-name="Corpsdetexte">
      <style:paragraph-properties style:text-autospace="none"/>
      <style:text-properties style:font-name-asian="Times New Roman" style:font-name-complex="Times New Roman" style:font-size-complex="10pt" style:language-complex="ar" style:country-complex="SA" fo:hyphenate="false"/>
    </style:style>
    <style:style style:name="quote.l" style:display-name="&lt;quote.l&gt;" style:family="paragraph" style:parent-style-name="Corpsdetexte">
      <style:paragraph-properties fo:margin-top="0.1666in" fo:margin-bottom="0.1666in" fo:margin-left="0.7437in" fo:text-indent="-0.1527in">
        <style:tab-stops/>
      </style:paragraph-properties>
      <style:text-properties style:font-name-complex="Times New Roman" fo:color="#00B050" fo:font-size="11pt" style:font-size-asian="11pt" fo:hyphenate="false"/>
    </style:style>
    <style:style style:name="quote" style:display-name="&lt;quote&gt;" style:family="paragraph" style:parent-style-name="Corpsdetexte">
      <style:paragraph-properties fo:margin-top="0.1666in" fo:margin-bottom="0.1666in" fo:margin-left="0.5909in" fo:text-indent="0.1534in">
        <style:tab-stops/>
      </style:paragraph-properties>
      <style:text-properties style:font-name-complex="Times New Roman" fo:color="#00B050" fo:font-size="11pt" style:font-size-asian="11pt" fo:hyphenate="false"/>
    </style:style>
    <style:style style:name="argument" style:display-name="&lt;argument&gt;" style:family="paragraph">
      <style:paragraph-properties fo:text-align="justify" fo:margin-top="0.0833in" fo:margin-bottom="0.0833in" fo:margin-left="0.3937in" fo:margin-right="0.3937in">
        <style:tab-stops/>
      </style:paragraph-properties>
      <style:text-properties fo:font-variant="small-caps" fo:font-size="11pt" style:font-size-asian="11pt" style:font-size-complex="12pt" style:language-asian="zh" style:country-asian="CN" fo:hyphenate="false"/>
    </style:style>
    <style:style style:name="signed" style:display-name="&lt;signed&gt;" style:family="paragraph">
      <style:paragraph-properties fo:text-align="end" fo:margin-top="0.0833in" fo:margin-bottom="0.0833in"/>
      <style:text-properties fo:font-size="11pt" style:font-size-asian="11pt" style:font-size-complex="12pt" style:language-asian="zh" style:country-asian="CN" fo:hyphenate="false"/>
    </style:style>
    <style:style style:name="dateline" style:display-name="&lt;dateline&gt;" style:family="paragraph">
      <style:paragraph-properties fo:text-align="end" fo:margin-top="0.0833in" fo:margin-bottom="0.0833in"/>
      <style:text-properties fo:font-size="11pt" style:font-size-asian="11pt" style:font-size-complex="12pt" style:language-asian="zh" style:country-asian="CN" fo:hyphenate="false"/>
    </style:style>
    <style:style style:name="salute" style:display-name="&lt;salute&gt;" style:family="paragraph" style:parent-style-name="Normal">
      <style:paragraph-properties fo:text-align="justify" fo:margin-top="0.0833in" fo:margin-bottom="0.0833in" fo:margin-left="0.3937in" fo:text-indent="0.1666in">
        <style:tab-stops/>
      </style:paragraph-properties>
      <style:text-properties style:font-name-asian="Arial Unicode MS" style:font-name-complex="Arial Unicode MS" fo:hyphenate="false"/>
    </style:style>
    <style:style style:name="epigraph" style:display-name="&lt;epigraph&gt;" style:family="paragraph">
      <style:paragraph-properties fo:text-align="justify" fo:margin-top="0.1666in" fo:margin-bottom="0.1666in" fo:margin-left="1.9687in">
        <style:tab-stops/>
      </style:paragraph-properties>
      <style:text-properties fo:font-size="11pt" style:font-size-asian="11pt" style:font-size-complex="11pt" style:language-asian="zh" style:country-asian="CN" fo:hyphenate="false"/>
    </style:style>
    <style:style style:name="stage" style:display-name="&lt;stage&gt;" style:family="paragraph" style:parent-style-name="Corpsdetexte">
      <style:paragraph-properties style:text-autospace="none"/>
      <style:text-properties style:font-name-asian="Times New Roman" style:font-name-complex="Times New Roman" fo:font-style="italic" style:font-style-asian="italic" style:font-size-complex="10pt" style:language-complex="ar" style:country-complex="SA" fo:hyphenate="false"/>
    </style:style>
    <style:style style:name="bibl" style:display-name="&lt;bibl&gt;" style:family="paragraph">
      <style:paragraph-properties fo:margin-bottom="0.0784in" style:line-height-at-least="0.0694in" fo:margin-left="1.1812in">
        <style:tab-stops/>
      </style:paragraph-properties>
      <style:text-properties style:font-name="sans-serif" style:font-name-asian="Arial Unicode MS" style:font-name-complex="Arial Unicode MS" fo:font-size="9.5pt" style:font-size-asian="9.5pt" style:font-size-complex="12pt" style:language-asian="zh" style:country-asian="CN" style:language-complex="hi" style:country-complex="IN" fo:hyphenate="false"/>
    </style:style>
    <style:style style:name="byline" style:display-name="&lt;byline&gt;" style:family="paragraph">
      <style:paragraph-properties fo:text-align="end" fo:margin-bottom="0.1388in" fo:line-height="115%"/>
      <style:text-properties style:font-name="Calibri" style:font-name-asian="Arial Unicode MS" style:font-name-complex="Arial Unicode MS" fo:font-size="12pt" style:font-size-asian="12pt" style:font-size-complex="12pt" style:language-asian="zh" style:country-asian="CN" style:language-complex="hi" style:country-complex="IN" fo:hyphenate="false"/>
    </style:style>
    <style:style style:name="h1.sub" style:display-name="&lt;h1.sub&gt;" style:family="paragraph" style:parent-style-name="Titre1" style:next-style-name="Corpsdetexte">
      <style:paragraph-properties fo:margin-top="0in" fo:margin-bottom="0.1666in"/>
      <style:text-properties style:font-name="Arial" style:font-name-complex="Arial" fo:font-weight="normal" style:font-weight-asian="normal" fo:font-style="italic" style:font-style-asian="italic" fo:font-size="20pt" style:font-size-asian="20pt" fo:hyphenate="false"/>
    </style:style>
    <style:style style:name="h2.sub" style:display-name="&lt;h2.sub&gt;" style:family="paragraph" style:parent-style-name="Titre2">
      <style:paragraph-properties style:text-autospace="ideograph-alpha" fo:margin-top="0in" fo:line-height="120%">
        <style:tab-stops>
          <style:tab-stop style:type="left" style:position="0in"/>
        </style:tab-stops>
      </style:paragraph-properties>
      <style:text-properties style:font-name-asian="HG Mincho Light J" style:font-name-complex="Arial Unicode MS" fo:font-weight="normal" style:font-weight-asian="normal" style:font-weight-complex="normal" fo:font-style="italic" style:font-style-asian="italic" fo:font-size="16pt" style:font-size-asian="16pt" style:font-size-complex="14pt" style:language-complex="hi" style:country-complex="IN" fo:hyphenate="false"/>
    </style:style>
    <style:style style:name="h3.sub" style:display-name="&lt;h3.sub&gt;" style:family="paragraph" style:parent-style-name="Titre3">
      <style:paragraph-properties style:text-autospace="ideograph-alpha" fo:margin-top="0in" fo:margin-bottom="0.0986in" fo:margin-left="0.3937in">
        <style:tab-stops>
          <style:tab-stop style:type="left" style:position="0in"/>
        </style:tab-stops>
      </style:paragraph-properties>
      <style:text-properties style:font-name-asian="HG Mincho Light J" style:font-name-complex="Arial Unicode MS" fo:font-weight="normal" style:font-weight-asian="normal" style:font-weight-complex="normal" fo:font-style="italic" style:font-style-asian="italic" fo:font-size="14pt" style:font-size-asian="14pt" style:font-size-complex="14pt" fo:language="fr" fo:country="FR" style:language-complex="hi" style:country-complex="IN" fo:hyphenate="false"/>
    </style:style>
    <style:style style:name="h4.sub" style:display-name="&lt;h4.sub&gt;" style:family="paragraph" style:parent-style-name="Titre4" style:next-style-name="Corpsdetexte">
      <style:paragraph-properties fo:margin-bottom="0.1666in" fo:margin-left="0.7875in">
        <style:tab-stops/>
      </style:paragraph-properties>
      <style:text-properties fo:font-weight="normal" style:font-weight-asian="normal" fo:font-style="italic" style:font-style-asian="italic" fo:font-size="12pt" style:font-size-asian="12pt" fo:hyphenate="false"/>
    </style:style>
    <style:style style:name="l" style:display-name="&lt;l&gt;" style:family="paragraph">
      <style:paragraph-properties fo:margin-bottom="0.0833in" fo:margin-left="0.3305in" fo:text-indent="-0.1652in">
        <style:tab-stops/>
      </style:paragraph-properties>
      <style:text-properties style:font-name-asian="Arial Unicode MS" style:font-name-complex="Arial Unicode MS" fo:font-size="12pt" style:font-size-asian="12pt" style:font-size-complex="12pt" style:language-asian="zh" style:country-asian="CN" style:language-complex="hi" style:country-complex="IN" fo:hyphenate="false"/>
    </style:style>
    <style:style style:name="Acte" style:display-name="Acte" style:family="paragraph" style:parent-style-name="Titre1" style:next-style-name="Corpsdetexte">
      <style:paragraph-properties fo:text-align="center"/>
      <style:text-properties fo:hyphenate="false"/>
    </style:style>
    <style:style style:name="Scène" style:display-name="Scène" style:family="paragraph" style:parent-style-name="Titre2">
      <style:paragraph-properties style:text-autospace="ideograph-alpha" fo:margin-top="0.3937in" fo:margin-bottom="0.2951in" fo:line-height="120%">
        <style:tab-stops>
          <style:tab-stop style:type="left" style:position="0in"/>
        </style:tab-stops>
      </style:paragraph-properties>
      <style:text-properties style:font-name="Albany" style:font-name-asian="HG Mincho Light J" style:font-name-complex="Arial Unicode MS" style:font-weight-complex="normal" fo:font-size="17pt" style:font-size-asian="17pt" style:font-size-complex="14pt" style:language-complex="hi" style:country-complex="IN" fo:hyphenate="false"/>
    </style:style>
    <style:style style:name="label" style:display-name="&lt;label&gt;" style:family="paragraph">
      <style:paragraph-properties fo:text-align="center" fo:margin-bottom="0.1388in" fo:line-height="115%"/>
      <style:text-properties fo:font-variant="small-caps" fo:font-size="12pt" style:font-size-asian="12pt" style:font-size-complex="12pt" style:language-asian="zh" style:country-asian="CN" fo:hyphenate="false"/>
    </style:style>
    <style:style style:name="ab" style:display-name="&lt;ab&gt;" style:family="paragraph">
      <style:paragraph-properties fo:text-align="center" fo:margin-top="0.1666in" fo:margin-bottom="0.1666in"/>
      <style:text-properties style:font-weight-complex="bold" fo:font-size="14pt" style:font-size-asian="14pt" style:font-size-complex="14pt" style:language-asian="zh" style:country-asian="CN" fo:hyphenate="false"/>
    </style:style>
    <style:style style:name="Titredetableau" style:display-name="Titre de tableau" style:family="paragraph" style:parent-style-name="Contenudetableau">
      <style:paragraph-properties text:number-lines="false" fo:text-align="center"/>
      <style:text-properties fo:font-weight="bold" style:font-weight-asian="bold" style:font-weight-complex="bold" fo:hyphenate="false"/>
    </style:style>
    <style:style style:name="Notedebasdepage" style:display-name="Note de bas de page" style:family="paragraph" style:parent-style-name="Normal">
      <style:paragraph-properties text:number-lines="false" fo:margin-left="0.2354in" fo:text-indent="-0.2354in">
        <style:tab-stops/>
      </style:paragraph-properties>
      <style:text-properties fo:font-size="10pt" style:font-size-asian="10pt" style:font-size-complex="10pt" fo:hyphenate="false"/>
    </style:style>
    <text:notes-configuration text:note-class="footnote" text:citation-style-name="Appelnotedebasdep." text:citation-body-style-name="Appelnotedebasdep." text:start-value="0" style:num-format="1" text:start-numbering-at="document" text:footnotes-position="page"/>
    <text:notes-configuration text:note-class="endnote" text:citation-style-name="Appeldenotedefin" text:citation-body-style-name="Appeldenotedefin" text:start-value="0" style:num-format="i" text:start-numbering-at="document" text:footnotes-position="document"/>
    <text:outline-style>
      <text:outline-level-style text:level="1" style:num-format="">
        <style:list-level-properties text:space-before="0in" text:min-label-width="0.3in"/>
      </text:outline-level-style>
      <text:outline-level-style text:level="2" style:num-format="">
        <style:list-level-properties text:space-before="0in" text:min-label-width="0.4in"/>
      </text:outline-level-style>
      <text:outline-level-style text:level="3" style:num-format="">
        <style:list-level-properties text:space-before="0in" text:min-label-width="0.5in"/>
      </text:outline-level-style>
      <text:outline-level-style text:level="4" style:num-format="">
        <style:list-level-properties text:space-before="0in" text:min-label-width="0.6in"/>
      </text:outline-level-style>
    </text:outlin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format="">
        <style:list-level-properties text:space-before="0in" text:min-label-width="0.3in"/>
      </text:list-level-style-number>
      <text:list-level-style-number text:level="2" style:num-format="">
        <style:list-level-properties text:space-before="0in" text:min-label-width="0.4in"/>
      </text:list-level-style-number>
      <text:list-level-style-number text:level="3" style:num-format="">
        <style:list-level-properties text:space-before="0in" text:min-label-width="0.5in"/>
      </text:list-level-style-number>
      <text:list-level-style-number text:level="4" style:num-format="">
        <style:list-level-properties text:space-before="0in" text:min-label-width="0.6in"/>
      </text:list-level-style-number>
      <text:list-level-style-number text:level="5" style:num-format="">
        <style:list-level-properties text:space-before="0in" text:min-label-width="0.7in"/>
      </text:list-level-style-number>
      <text:list-level-style-number text:level="6" style:num-format="">
        <style:list-level-properties text:space-before="0in" text:min-label-width="0.8in"/>
      </text:list-level-style-number>
      <text:list-level-style-number text:level="7" style:num-format="">
        <style:list-level-properties text:space-before="0in" text:min-label-width="0.9in"/>
      </text:list-level-style-number>
      <text:list-level-style-number text:level="8" style:num-format="">
        <style:list-level-properties text:space-before="0in" text:min-label-width="1in"/>
      </text:list-level-style-number>
      <text:list-level-style-number text:level="9" style:num-format="">
        <style:list-level-properties text:space-before="0in" text:min-label-width="1.1in"/>
      </text:list-level-style-number>
    </text:list-style>
    <style:page-layout style:name="PL0">
      <style:page-layout-properties fo:page-width="8.268in" fo:page-height="11.693in" style:print-orientation="portrait" fo:margin-top="0.3937in" fo:margin-left="0.7875in" fo:margin-bottom="0.3937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Oeuvres de MoliÃ¨re,</dc:title>
    <meta:initial-creator>MoliÃ¨re</meta:initial-creator>
    <dc:creator>User</dc:creator>
    <meta:creation-date>2015-12-17T11:33:00Z</meta:creation-date>
    <dc:date>2015-12-17T11:33:00Z</dc:date>
    <meta:print-date>1601-01-01T00:00:00Z</meta:print-date>
    <meta:template xlink:href="Normal.dotm" xlink:type="simple"/>
    <meta:editing-cycles>2</meta:editing-cycles>
    <meta:editing-duration>PT0S</meta:editing-duration>
    <meta:document-statistic meta:page-count="4" meta:paragraph-count="29" meta:word-count="2242" meta:character-count="14548" meta:row-count="102" meta:non-whitespace-character-count="12335"/>
  </office:meta>
</office:document-meta>
</file>